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3" style:family="graphic" style:parent-style-name="standard">
      <style:graphic-properties draw:stroke="none" draw:fill="solid" draw:fill-color="#241f1f" loext:decorative="false"/>
    </style:style>
    <style:style style:name="gr4" style:family="graphic" style:parent-style-name="standard">
      <style:graphic-properties draw:stroke="solid" svg:stroke-width="0.008cm" svg:stroke-color="#241f1f" draw:stroke-linejoin="round" svg:stroke-linecap="round" draw:fill="none" fo:padding-top="0.004cm" fo:padding-bottom="0.004cm" fo:padding-left="0.004cm" fo:padding-right="0.004cm" loext:decorative="false"/>
    </style:style>
    <style:style style:name="P1" style:family="paragraph">
      <loext:graphic-properties draw:fill="none"/>
    </style:style>
    <style:style style:name="P2" style:family="paragraph">
      <loext:graphic-properties draw:fill="solid" draw:fill-color="#241f1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line draw:style-name="gr2" draw:text-style-name="P1" draw:layer="layout" svg:x1="1.251cm" svg:y1="0.892cm" svg:x2="1.251cm" svg:y2="3.296cm">
            <text:p/>
          </draw:line>
          <draw:polygon draw:style-name="gr3" draw:text-style-name="P2" draw:layer="layout" svg:width="0.185cm" svg:height="0.184cm" svg:x="1.158cm" svg:y="0.732cm" svg:viewBox="0 0 186 185" draw:points="186,185 94,0 0,185">
            <text:p/>
          </draw:polygon>
          <draw:line draw:style-name="gr2" draw:text-style-name="P1" draw:layer="layout" svg:x1="0.738cm" svg:y1="2.765cm" svg:x2="8.147cm" svg:y2="2.765cm">
            <text:p/>
          </draw:line>
          <draw:polygon draw:style-name="gr3" draw:text-style-name="P2" draw:layer="layout" svg:width="0.185cm" svg:height="0.185cm" svg:x="8.123cm" svg:y="2.673cm" svg:viewBox="0 0 186 186" draw:points="0,0 186,92 0,186">
            <text:p/>
          </draw:polygon>
          <draw:line draw:style-name="gr2" draw:text-style-name="P1" draw:layer="layout" svg:x1="1.251cm" svg:y1="2.783cm" svg:x2="1.255cm" svg:y2="2.762cm">
            <text:p/>
          </draw:line>
          <draw:line draw:style-name="gr2" draw:text-style-name="P1" draw:layer="layout" svg:x1="1.268cm" svg:y1="2.66cm" svg:x2="1.272cm" svg:y2="2.639cm">
            <text:p/>
          </draw:line>
          <draw:line draw:style-name="gr2" draw:text-style-name="P1" draw:layer="layout" svg:x1="1.285cm" svg:y1="2.536cm" svg:x2="1.285cm" svg:y2="2.516cm">
            <text:p/>
          </draw:line>
          <draw:line draw:style-name="gr2" draw:text-style-name="P1" draw:layer="layout" svg:x1="1.302cm" svg:y1="2.414cm" svg:x2="1.306cm" svg:y2="2.392cm">
            <text:p/>
          </draw:line>
          <draw:line draw:style-name="gr2" draw:text-style-name="P1" draw:layer="layout" svg:x1="1.319cm" svg:y1="2.291cm" svg:x2="1.325cm" svg:y2="2.269cm">
            <text:p/>
          </draw:line>
          <draw:line draw:style-name="gr2" draw:text-style-name="P1" draw:layer="layout" svg:x1="1.319cm" svg:y1="2.291cm" svg:x2="1.325cm" svg:y2="2.269cm">
            <text:p/>
          </draw:line>
          <draw:line draw:style-name="gr2" draw:text-style-name="P1" draw:layer="layout" svg:x1="1.336cm" svg:y1="2.168cm" svg:x2="1.341cm" svg:y2="2.146cm">
            <text:p/>
          </draw:line>
          <draw:line draw:style-name="gr2" draw:text-style-name="P1" draw:layer="layout" svg:x1="1.353cm" svg:y1="2.045cm" svg:x2="1.358cm" svg:y2="2.023cm">
            <text:p/>
          </draw:line>
          <draw:line draw:style-name="gr2" draw:text-style-name="P1" draw:layer="layout" svg:x1="1.381cm" svg:y1="1.927cm" svg:x2="1.385cm" svg:y2="1.905cm">
            <text:p/>
          </draw:line>
          <draw:line draw:style-name="gr2" draw:text-style-name="P1" draw:layer="layout" svg:x1="1.412cm" svg:y1="1.807cm" svg:x2="1.419cm" svg:y2="1.785cm">
            <text:p/>
          </draw:line>
          <draw:line draw:style-name="gr2" draw:text-style-name="P1" draw:layer="layout" svg:x1="1.446cm" svg:y1="1.687cm" svg:x2="1.455cm" svg:y2="1.666cm">
            <text:p/>
          </draw:line>
          <draw:line draw:style-name="gr2" draw:text-style-name="P1" draw:layer="layout" svg:x1="1.483cm" svg:y1="1.567cm" svg:x2="1.491cm" svg:y2="1.546cm">
            <text:p/>
          </draw:line>
          <draw:polyline draw:style-name="gr2" draw:text-style-name="P1" draw:layer="layout" svg:width="0.007cm" svg:height="0.021cm" svg:x="1.528cm" svg:y="1.429cm" svg:viewBox="0 0 8 22" draw:points="0,22 4,7 8,0">
            <text:p/>
          </draw:polyline>
          <draw:line draw:style-name="gr2" draw:text-style-name="P1" draw:layer="layout" svg:x1="1.572cm" svg:y1="1.335cm" svg:x2="1.585cm" svg:y2="1.317cm">
            <text:p/>
          </draw:line>
          <draw:line draw:style-name="gr2" draw:text-style-name="P1" draw:layer="layout" svg:x1="1.62cm" svg:y1="1.222cm" svg:x2="1.629cm" svg:y2="1.2cm">
            <text:p/>
          </draw:line>
          <draw:line draw:style-name="gr2" draw:text-style-name="P1" draw:layer="layout" svg:x1="1.675cm" svg:y1="1.109cm" svg:x2="1.686cm" svg:y2="1.091cm">
            <text:p/>
          </draw:line>
          <draw:polyline draw:style-name="gr2" draw:text-style-name="P1" draw:layer="layout" svg:width="0.01cm" svg:height="0.017cm" svg:x="1.733cm" svg:y="0.985cm" svg:viewBox="0 0 11 18" draw:points="0,18 7,3 11,0">
            <text:p/>
          </draw:polyline>
          <draw:line draw:style-name="gr2" draw:text-style-name="P1" draw:layer="layout" svg:x1="1.819cm" svg:y1="0.93cm" svg:x2="1.833cm" svg:y2="0.945cm">
            <text:p/>
          </draw:line>
          <draw:line draw:style-name="gr2" draw:text-style-name="P1" draw:layer="layout" svg:x1="1.897cm" svg:y1="1.019cm" svg:x2="1.909cm" svg:y2="1.037cm">
            <text:p/>
          </draw:line>
          <draw:line draw:style-name="gr2" draw:text-style-name="P1" draw:layer="layout" svg:x1="1.955cm" svg:y1="1.125cm" svg:x2="1.961cm" svg:y2="1.147cm">
            <text:p/>
          </draw:line>
          <draw:line draw:style-name="gr2" draw:text-style-name="P1" draw:layer="layout" svg:x1="1.986cm" svg:y1="1.245cm" svg:x2="1.995cm" svg:y2="1.266cm">
            <text:p/>
          </draw:line>
          <draw:polyline draw:style-name="gr2" draw:text-style-name="P1" draw:layer="layout" svg:width="0.017cm" svg:height="0.023cm" svg:x="2.017cm" svg:y="1.365cm" svg:viewBox="0 0 18 24" draw:points="0,0 3,6 18,24">
            <text:p/>
          </draw:polyline>
          <draw:line draw:style-name="gr2" draw:text-style-name="P1" draw:layer="layout" svg:x1="2.103cm" svg:y1="1.464cm" svg:x2="2.117cm" svg:y2="1.482cm">
            <text:p/>
          </draw:line>
          <draw:line draw:style-name="gr2" draw:text-style-name="P1" draw:layer="layout" svg:x1="2.202cm" svg:y1="1.536cm" svg:x2="2.22cm" svg:y2="1.547cm">
            <text:p/>
          </draw:line>
          <draw:line draw:style-name="gr2" draw:text-style-name="P1" draw:layer="layout" svg:x1="2.308cm" svg:y1="1.533cm" svg:x2="2.326cm" svg:y2="1.522cm">
            <text:p/>
          </draw:line>
          <draw:line draw:style-name="gr2" draw:text-style-name="P1" draw:layer="layout" svg:x1="2.386cm" svg:y1="1.448cm" svg:x2="2.398cm" svg:y2="1.429cm">
            <text:p/>
          </draw:line>
          <draw:line draw:style-name="gr2" draw:text-style-name="P1" draw:layer="layout" svg:x1="2.438cm" svg:y1="1.335cm" svg:x2="2.446cm" svg:y2="1.313cm">
            <text:p/>
          </draw:line>
          <draw:line draw:style-name="gr2" draw:text-style-name="P1" draw:layer="layout" svg:x1="2.492cm" svg:y1="1.225cm" svg:x2="2.507cm" svg:y2="1.211cm">
            <text:p/>
          </draw:line>
          <draw:line draw:style-name="gr2" draw:text-style-name="P1" draw:layer="layout" svg:x1="2.534cm" svg:y1="1.18cm" svg:x2="2.554cm" svg:y2="1.18cm">
            <text:p/>
          </draw:line>
          <draw:line draw:style-name="gr2" draw:text-style-name="P1" draw:layer="layout" svg:x1="2.626cm" svg:y1="1.245cm" svg:x2="2.634cm" svg:y2="1.266cm">
            <text:p/>
          </draw:line>
          <draw:polyline draw:style-name="gr2" draw:text-style-name="P1" draw:layer="layout" svg:width="0.007cm" svg:height="0.021cm" svg:x="2.667cm" svg:y="1.361cm" svg:viewBox="0 0 8 22" draw:points="0,0 3,10 8,22">
            <text:p/>
          </draw:polyline>
          <draw:line draw:style-name="gr2" draw:text-style-name="P1" draw:layer="layout" svg:x1="2.708cm" svg:y1="1.477cm" svg:x2="2.716cm" svg:y2="1.5cm">
            <text:p/>
          </draw:line>
          <draw:line draw:style-name="gr2" draw:text-style-name="P1" draw:layer="layout" svg:x1="2.749cm" svg:y1="1.594cm" svg:x2="2.757cm" svg:y2="1.615cm">
            <text:p/>
          </draw:line>
          <draw:line draw:style-name="gr2" draw:text-style-name="P1" draw:layer="layout" svg:x1="2.79cm" svg:y1="1.71cm" svg:x2="2.799cm" svg:y2="1.732cm">
            <text:p/>
          </draw:line>
          <draw:line draw:style-name="gr2" draw:text-style-name="P1" draw:layer="layout" svg:x1="2.821cm" svg:y1="1.83cm" svg:x2="2.825cm" svg:y2="1.851cm">
            <text:p/>
          </draw:line>
          <draw:line draw:style-name="gr2" draw:text-style-name="P1" draw:layer="layout" svg:x1="2.841cm" svg:y1="1.953cm" svg:x2="2.846cm" svg:y2="1.974cm">
            <text:p/>
          </draw:line>
          <draw:line draw:style-name="gr2" draw:text-style-name="P1" draw:layer="layout" svg:x1="2.872cm" svg:y1="2.071cm" svg:x2="2.88cm" svg:y2="2.092cm">
            <text:p/>
          </draw:line>
          <draw:line draw:style-name="gr2" draw:text-style-name="P1" draw:layer="layout" svg:x1="2.913cm" svg:y1="2.187cm" svg:x2="2.921cm" svg:y2="2.209cm">
            <text:p/>
          </draw:line>
          <draw:line draw:style-name="gr2" draw:text-style-name="P1" draw:layer="layout" svg:x1="2.954cm" svg:y1="2.303cm" svg:x2="2.962cm" svg:y2="2.325cm">
            <text:p/>
          </draw:line>
          <draw:line draw:style-name="gr2" draw:text-style-name="P1" draw:layer="layout" svg:x1="2.995cm" svg:y1="2.42cm" svg:x2="3.003cm" svg:y2="2.441cm">
            <text:p/>
          </draw:line>
          <draw:line draw:style-name="gr2" draw:text-style-name="P1" draw:layer="layout" svg:x1="3.04cm" svg:y1="2.536cm" svg:x2="3.055cm" svg:y2="2.554cm">
            <text:p/>
          </draw:line>
          <draw:polyline draw:style-name="gr2" draw:text-style-name="P1" draw:layer="layout" svg:width="0.013cm" svg:height="0.017cm" svg:x="3.112cm" svg:y="2.639cm" svg:viewBox="0 0 14 18" draw:points="0,0 10,14 14,18">
            <text:p/>
          </draw:polyline>
          <draw:polyline draw:style-name="gr2" draw:text-style-name="P1" draw:layer="layout" svg:width="0.017cm" svg:height="0.014cm" svg:x="3.211cm" svg:y="2.714cm" svg:viewBox="0 0 18 15" draw:points="0,0 3,3 18,15">
            <text:p/>
          </draw:polyline>
          <draw:line draw:style-name="gr4" draw:text-style-name="P1" draw:layer="layout" svg:x1="3.303cm" svg:y1="0.667cm" svg:x2="3.303cm" svg:y2="0.673cm">
            <text:p/>
          </draw:line>
          <draw:line draw:style-name="gr4" draw:text-style-name="P1" draw:layer="layout" svg:x1="3.303cm" svg:y1="0.708cm" svg:x2="3.303cm" svg:y2="0.715cm">
            <text:p/>
          </draw:line>
          <draw:line draw:style-name="gr4" draw:text-style-name="P1" draw:layer="layout" svg:x1="3.303cm" svg:y1="0.749cm" svg:x2="3.303cm" svg:y2="0.756cm">
            <text:p/>
          </draw:line>
          <draw:line draw:style-name="gr4" draw:text-style-name="P1" draw:layer="layout" svg:x1="3.303cm" svg:y1="0.79cm" svg:x2="3.303cm" svg:y2="0.797cm">
            <text:p/>
          </draw:line>
          <draw:line draw:style-name="gr4" draw:text-style-name="P1" draw:layer="layout" svg:x1="3.303cm" svg:y1="0.831cm" svg:x2="3.303cm" svg:y2="0.838cm">
            <text:p/>
          </draw:line>
          <draw:line draw:style-name="gr4" draw:text-style-name="P1" draw:layer="layout" svg:x1="3.303cm" svg:y1="0.872cm" svg:x2="3.303cm" svg:y2="0.879cm">
            <text:p/>
          </draw:line>
          <draw:line draw:style-name="gr4" draw:text-style-name="P1" draw:layer="layout" svg:x1="3.303cm" svg:y1="0.913cm" svg:x2="3.303cm" svg:y2="0.92cm">
            <text:p/>
          </draw:line>
          <draw:line draw:style-name="gr4" draw:text-style-name="P1" draw:layer="layout" svg:x1="3.303cm" svg:y1="0.954cm" svg:x2="3.303cm" svg:y2="0.961cm">
            <text:p/>
          </draw:line>
          <draw:line draw:style-name="gr4" draw:text-style-name="P1" draw:layer="layout" svg:x1="3.303cm" svg:y1="0.995cm" svg:x2="3.303cm" svg:y2="1.002cm">
            <text:p/>
          </draw:line>
          <draw:line draw:style-name="gr4" draw:text-style-name="P1" draw:layer="layout" svg:x1="3.303cm" svg:y1="1.036cm" svg:x2="3.303cm" svg:y2="1.043cm">
            <text:p/>
          </draw:line>
          <draw:line draw:style-name="gr4" draw:text-style-name="P1" draw:layer="layout" svg:x1="3.303cm" svg:y1="1.077cm" svg:x2="3.303cm" svg:y2="1.084cm">
            <text:p/>
          </draw:line>
          <draw:line draw:style-name="gr4" draw:text-style-name="P1" draw:layer="layout" svg:x1="3.303cm" svg:y1="1.118cm" svg:x2="3.303cm" svg:y2="1.125cm">
            <text:p/>
          </draw:line>
          <draw:line draw:style-name="gr4" draw:text-style-name="P1" draw:layer="layout" svg:x1="3.303cm" svg:y1="1.159cm" svg:x2="3.303cm" svg:y2="1.166cm">
            <text:p/>
          </draw:line>
          <draw:line draw:style-name="gr4" draw:text-style-name="P1" draw:layer="layout" svg:x1="3.303cm" svg:y1="1.2cm" svg:x2="3.303cm" svg:y2="1.207cm">
            <text:p/>
          </draw:line>
          <draw:line draw:style-name="gr4" draw:text-style-name="P1" draw:layer="layout" svg:x1="3.303cm" svg:y1="1.241cm" svg:x2="3.303cm" svg:y2="1.248cm">
            <text:p/>
          </draw:line>
          <draw:line draw:style-name="gr4" draw:text-style-name="P1" draw:layer="layout" svg:x1="3.303cm" svg:y1="1.282cm" svg:x2="3.303cm" svg:y2="1.289cm">
            <text:p/>
          </draw:line>
          <draw:line draw:style-name="gr4" draw:text-style-name="P1" draw:layer="layout" svg:x1="3.303cm" svg:y1="1.323cm" svg:x2="3.303cm" svg:y2="1.33cm">
            <text:p/>
          </draw:line>
          <draw:line draw:style-name="gr4" draw:text-style-name="P1" draw:layer="layout" svg:x1="3.303cm" svg:y1="1.365cm" svg:x2="3.303cm" svg:y2="1.371cm">
            <text:p/>
          </draw:line>
          <draw:line draw:style-name="gr4" draw:text-style-name="P1" draw:layer="layout" svg:x1="3.303cm" svg:y1="1.406cm" svg:x2="3.303cm" svg:y2="1.412cm">
            <text:p/>
          </draw:line>
          <draw:line draw:style-name="gr4" draw:text-style-name="P1" draw:layer="layout" svg:x1="3.303cm" svg:y1="1.447cm" svg:x2="3.303cm" svg:y2="1.453cm">
            <text:p/>
          </draw:line>
          <draw:line draw:style-name="gr4" draw:text-style-name="P1" draw:layer="layout" svg:x1="3.303cm" svg:y1="1.488cm" svg:x2="3.303cm" svg:y2="1.495cm">
            <text:p/>
          </draw:line>
          <draw:line draw:style-name="gr4" draw:text-style-name="P1" draw:layer="layout" svg:x1="3.303cm" svg:y1="1.529cm" svg:x2="3.303cm" svg:y2="1.536cm">
            <text:p/>
          </draw:line>
          <draw:line draw:style-name="gr4" draw:text-style-name="P1" draw:layer="layout" svg:x1="3.303cm" svg:y1="1.57cm" svg:x2="3.303cm" svg:y2="1.577cm">
            <text:p/>
          </draw:line>
          <draw:line draw:style-name="gr4" draw:text-style-name="P1" draw:layer="layout" svg:x1="3.303cm" svg:y1="1.611cm" svg:x2="3.303cm" svg:y2="1.618cm">
            <text:p/>
          </draw:line>
          <draw:line draw:style-name="gr4" draw:text-style-name="P1" draw:layer="layout" svg:x1="3.303cm" svg:y1="1.652cm" svg:x2="3.303cm" svg:y2="1.659cm">
            <text:p/>
          </draw:line>
          <draw:line draw:style-name="gr4" draw:text-style-name="P1" draw:layer="layout" svg:x1="3.303cm" svg:y1="1.693cm" svg:x2="3.303cm" svg:y2="1.7cm">
            <text:p/>
          </draw:line>
          <draw:line draw:style-name="gr4" draw:text-style-name="P1" draw:layer="layout" svg:x1="3.303cm" svg:y1="1.734cm" svg:x2="3.303cm" svg:y2="1.741cm">
            <text:p/>
          </draw:line>
          <draw:line draw:style-name="gr4" draw:text-style-name="P1" draw:layer="layout" svg:x1="3.303cm" svg:y1="1.775cm" svg:x2="3.303cm" svg:y2="1.782cm">
            <text:p/>
          </draw:line>
          <draw:line draw:style-name="gr4" draw:text-style-name="P1" draw:layer="layout" svg:x1="3.303cm" svg:y1="1.816cm" svg:x2="3.303cm" svg:y2="1.823cm">
            <text:p/>
          </draw:line>
          <draw:line draw:style-name="gr4" draw:text-style-name="P1" draw:layer="layout" svg:x1="3.303cm" svg:y1="1.857cm" svg:x2="3.303cm" svg:y2="1.864cm">
            <text:p/>
          </draw:line>
          <draw:line draw:style-name="gr4" draw:text-style-name="P1" draw:layer="layout" svg:x1="3.303cm" svg:y1="1.898cm" svg:x2="3.303cm" svg:y2="1.905cm">
            <text:p/>
          </draw:line>
          <draw:line draw:style-name="gr4" draw:text-style-name="P1" draw:layer="layout" svg:x1="3.303cm" svg:y1="1.939cm" svg:x2="3.303cm" svg:y2="1.946cm">
            <text:p/>
          </draw:line>
          <draw:line draw:style-name="gr4" draw:text-style-name="P1" draw:layer="layout" svg:x1="3.303cm" svg:y1="1.98cm" svg:x2="3.303cm" svg:y2="1.987cm">
            <text:p/>
          </draw:line>
          <draw:line draw:style-name="gr4" draw:text-style-name="P1" draw:layer="layout" svg:x1="3.303cm" svg:y1="2.02cm" svg:x2="3.303cm" svg:y2="2.026cm">
            <text:p/>
          </draw:line>
          <draw:line draw:style-name="gr4" draw:text-style-name="P1" draw:layer="layout" svg:x1="3.303cm" svg:y1="2.061cm" svg:x2="3.303cm" svg:y2="2.067cm">
            <text:p/>
          </draw:line>
          <draw:line draw:style-name="gr4" draw:text-style-name="P1" draw:layer="layout" svg:x1="3.303cm" svg:y1="2.102cm" svg:x2="3.303cm" svg:y2="2.109cm">
            <text:p/>
          </draw:line>
          <draw:line draw:style-name="gr4" draw:text-style-name="P1" draw:layer="layout" svg:x1="3.303cm" svg:y1="2.143cm" svg:x2="3.303cm" svg:y2="2.15cm">
            <text:p/>
          </draw:line>
          <draw:line draw:style-name="gr4" draw:text-style-name="P1" draw:layer="layout" svg:x1="3.303cm" svg:y1="2.184cm" svg:x2="3.303cm" svg:y2="2.191cm">
            <text:p/>
          </draw:line>
          <draw:line draw:style-name="gr4" draw:text-style-name="P1" draw:layer="layout" svg:x1="3.303cm" svg:y1="2.225cm" svg:x2="3.303cm" svg:y2="2.232cm">
            <text:p/>
          </draw:line>
          <draw:line draw:style-name="gr4" draw:text-style-name="P1" draw:layer="layout" svg:x1="3.303cm" svg:y1="2.266cm" svg:x2="3.303cm" svg:y2="2.273cm">
            <text:p/>
          </draw:line>
          <draw:line draw:style-name="gr4" draw:text-style-name="P1" draw:layer="layout" svg:x1="3.303cm" svg:y1="2.307cm" svg:x2="3.303cm" svg:y2="2.314cm">
            <text:p/>
          </draw:line>
          <draw:line draw:style-name="gr4" draw:text-style-name="P1" draw:layer="layout" svg:x1="3.303cm" svg:y1="2.348cm" svg:x2="3.303cm" svg:y2="2.355cm">
            <text:p/>
          </draw:line>
          <draw:line draw:style-name="gr4" draw:text-style-name="P1" draw:layer="layout" svg:x1="3.303cm" svg:y1="2.389cm" svg:x2="3.303cm" svg:y2="2.396cm">
            <text:p/>
          </draw:line>
          <draw:line draw:style-name="gr4" draw:text-style-name="P1" draw:layer="layout" svg:x1="3.303cm" svg:y1="2.43cm" svg:x2="3.303cm" svg:y2="2.437cm">
            <text:p/>
          </draw:line>
          <draw:line draw:style-name="gr4" draw:text-style-name="P1" draw:layer="layout" svg:x1="3.303cm" svg:y1="2.471cm" svg:x2="3.303cm" svg:y2="2.478cm">
            <text:p/>
          </draw:line>
          <draw:line draw:style-name="gr4" draw:text-style-name="P1" draw:layer="layout" svg:x1="3.303cm" svg:y1="2.512cm" svg:x2="3.303cm" svg:y2="2.519cm">
            <text:p/>
          </draw:line>
          <draw:line draw:style-name="gr4" draw:text-style-name="P1" draw:layer="layout" svg:x1="3.303cm" svg:y1="2.553cm" svg:x2="3.303cm" svg:y2="2.56cm">
            <text:p/>
          </draw:line>
          <draw:line draw:style-name="gr4" draw:text-style-name="P1" draw:layer="layout" svg:x1="3.303cm" svg:y1="2.594cm" svg:x2="3.303cm" svg:y2="2.601cm">
            <text:p/>
          </draw:line>
          <draw:line draw:style-name="gr4" draw:text-style-name="P1" draw:layer="layout" svg:x1="3.303cm" svg:y1="2.635cm" svg:x2="3.303cm" svg:y2="2.642cm">
            <text:p/>
          </draw:line>
          <draw:line draw:style-name="gr4" draw:text-style-name="P1" draw:layer="layout" svg:x1="3.303cm" svg:y1="2.676cm" svg:x2="3.303cm" svg:y2="2.683cm">
            <text:p/>
          </draw:line>
          <draw:line draw:style-name="gr4" draw:text-style-name="P1" draw:layer="layout" svg:x1="3.303cm" svg:y1="2.717cm" svg:x2="3.303cm" svg:y2="2.724cm">
            <text:p/>
          </draw:line>
          <draw:line draw:style-name="gr4" draw:text-style-name="P1" draw:layer="layout" svg:x1="3.303cm" svg:y1="2.759cm" svg:x2="3.303cm" svg:y2="2.765cm">
            <text:p/>
          </draw:line>
          <draw:line draw:style-name="gr4" draw:text-style-name="P1" draw:layer="layout" svg:x1="3.303cm" svg:y1="2.8cm" svg:x2="3.303cm" svg:y2="2.806cm">
            <text:p/>
          </draw:line>
          <draw:line draw:style-name="gr4" draw:text-style-name="P1" draw:layer="layout" svg:x1="3.303cm" svg:y1="2.841cm" svg:x2="3.303cm" svg:y2="2.847cm">
            <text:p/>
          </draw:line>
          <draw:line draw:style-name="gr4" draw:text-style-name="P1" draw:layer="layout" svg:x1="3.303cm" svg:y1="2.882cm" svg:x2="3.303cm" svg:y2="2.889cm">
            <text:p/>
          </draw:line>
          <draw:line draw:style-name="gr4" draw:text-style-name="P1" draw:layer="layout" svg:x1="3.303cm" svg:y1="2.923cm" svg:x2="3.303cm" svg:y2="2.93cm">
            <text:p/>
          </draw:line>
          <draw:line draw:style-name="gr4" draw:text-style-name="P1" draw:layer="layout" svg:x1="3.303cm" svg:y1="2.964cm" svg:x2="3.303cm" svg:y2="2.971cm">
            <text:p/>
          </draw:line>
          <draw:line draw:style-name="gr4" draw:text-style-name="P1" draw:layer="layout" svg:x1="3.303cm" svg:y1="3.005cm" svg:x2="3.303cm" svg:y2="3.012cm">
            <text:p/>
          </draw:line>
          <draw:line draw:style-name="gr4" draw:text-style-name="P1" draw:layer="layout" svg:x1="3.303cm" svg:y1="3.046cm" svg:x2="3.303cm" svg:y2="3.053cm">
            <text:p/>
          </draw:line>
          <draw:line draw:style-name="gr4" draw:text-style-name="P1" draw:layer="layout" svg:x1="3.303cm" svg:y1="3.087cm" svg:x2="3.303cm" svg:y2="3.094cm">
            <text:p/>
          </draw:line>
          <draw:line draw:style-name="gr2" draw:text-style-name="P1" draw:layer="layout" svg:x1="3.303cm" svg:y1="2.749cm" svg:x2="3.308cm" svg:y2="2.728cm">
            <text:p/>
          </draw:line>
          <draw:line draw:style-name="gr2" draw:text-style-name="P1" draw:layer="layout" svg:x1="3.32cm" svg:y1="2.626cm" svg:x2="3.326cm" svg:y2="2.605cm">
            <text:p/>
          </draw:line>
          <draw:line draw:style-name="gr2" draw:text-style-name="P1" draw:layer="layout" svg:x1="3.337cm" svg:y1="2.502cm" svg:x2="3.337cm" svg:y2="2.481cm">
            <text:p/>
          </draw:line>
          <draw:line draw:style-name="gr2" draw:text-style-name="P1" draw:layer="layout" svg:x1="3.355cm" svg:y1="2.38cm" svg:x2="3.359cm" svg:y2="2.358cm">
            <text:p/>
          </draw:line>
          <draw:line draw:style-name="gr2" draw:text-style-name="P1" draw:layer="layout" svg:x1="3.372cm" svg:y1="2.257cm" svg:x2="3.376cm" svg:y2="2.235cm">
            <text:p/>
          </draw:line>
          <draw:line draw:style-name="gr2" draw:text-style-name="P1" draw:layer="layout" svg:x1="3.372cm" svg:y1="2.257cm" svg:x2="3.376cm" svg:y2="2.235cm">
            <text:p/>
          </draw:line>
          <draw:line draw:style-name="gr2" draw:text-style-name="P1" draw:layer="layout" svg:x1="3.389cm" svg:y1="2.134cm" svg:x2="3.393cm" svg:y2="2.112cm">
            <text:p/>
          </draw:line>
          <draw:line draw:style-name="gr2" draw:text-style-name="P1" draw:layer="layout" svg:x1="3.406cm" svg:y1="2.01cm" svg:x2="3.41cm" svg:y2="1.991cm">
            <text:p/>
          </draw:line>
          <draw:line draw:style-name="gr2" draw:text-style-name="P1" draw:layer="layout" svg:x1="3.433cm" svg:y1="1.892cm" svg:x2="3.441cm" svg:y2="1.871cm">
            <text:p/>
          </draw:line>
          <draw:line draw:style-name="gr2" draw:text-style-name="P1" draw:layer="layout" svg:x1="3.467cm" svg:y1="1.773cm" svg:x2="3.473cm" svg:y2="1.751cm">
            <text:p/>
          </draw:line>
          <draw:line draw:style-name="gr2" draw:text-style-name="P1" draw:layer="layout" svg:x1="3.498cm" svg:y1="1.653cm" svg:x2="3.507cm" svg:y2="1.631cm">
            <text:p/>
          </draw:line>
          <draw:line draw:style-name="gr2" draw:text-style-name="P1" draw:layer="layout" svg:x1="3.536cm" svg:y1="1.537cm" svg:x2="3.544cm" svg:y2="1.515cm">
            <text:p/>
          </draw:line>
          <draw:polyline draw:style-name="gr2" draw:text-style-name="P1" draw:layer="layout" svg:width="0.007cm" svg:height="0.02cm" svg:x="3.577cm" svg:y="1.399cm" svg:viewBox="0 0 8 21" draw:points="0,21 8,3 8,0">
            <text:p/>
          </draw:polyline>
          <draw:line draw:style-name="gr2" draw:text-style-name="P1" draw:layer="layout" svg:x1="3.625cm" svg:y1="1.304cm" svg:x2="3.633cm" svg:y2="1.282cm">
            <text:p/>
          </draw:line>
          <draw:line draw:style-name="gr2" draw:text-style-name="P1" draw:layer="layout" svg:x1="3.673cm" svg:y1="1.188cm" svg:x2="3.681cm" svg:y2="1.166cm">
            <text:p/>
          </draw:line>
          <draw:line draw:style-name="gr2" draw:text-style-name="P1" draw:layer="layout" svg:x1="3.727cm" svg:y1="1.075cm" svg:x2="3.739cm" svg:y2="1.057cm">
            <text:p/>
          </draw:line>
          <draw:polyline draw:style-name="gr2" draw:text-style-name="P1" draw:layer="layout" svg:width="0.01cm" svg:height="0.017cm" svg:x="3.786cm" svg:y="0.951cm" svg:viewBox="0 0 11 18" draw:points="0,18 6,3 11,0">
            <text:p/>
          </draw:polyline>
          <draw:line draw:style-name="gr2" draw:text-style-name="P1" draw:layer="layout" svg:x1="3.871cm" svg:y1="0.896cm" svg:x2="3.886cm" svg:y2="0.911cm">
            <text:p/>
          </draw:line>
          <draw:line draw:style-name="gr2" draw:text-style-name="P1" draw:layer="layout" svg:x1="3.95cm" svg:y1="0.988cm" svg:x2="3.961cm" svg:y2="1.006cm">
            <text:p/>
          </draw:line>
          <draw:line draw:style-name="gr2" draw:text-style-name="P1" draw:layer="layout" svg:x1="4.008cm" svg:y1="1.094cm" svg:x2="4.012cm" svg:y2="1.116cm">
            <text:p/>
          </draw:line>
          <draw:line draw:style-name="gr2" draw:text-style-name="P1" draw:layer="layout" svg:x1="4.039cm" svg:y1="1.214cm" svg:x2="4.047cm" svg:y2="1.236cm">
            <text:p/>
          </draw:line>
          <draw:polyline draw:style-name="gr2" draw:text-style-name="P1" draw:layer="layout" svg:width="0.018cm" svg:height="0.02cm" svg:x="4.069cm" svg:y="1.334cm" svg:viewBox="0 0 19 21" draw:points="0,0 5,8 19,21">
            <text:p/>
          </draw:polyline>
          <draw:line draw:style-name="gr2" draw:text-style-name="P1" draw:layer="layout" svg:x1="4.155cm" svg:y1="1.433cm" svg:x2="4.17cm" svg:y2="1.448cm">
            <text:p/>
          </draw:line>
          <draw:line draw:style-name="gr2" draw:text-style-name="P1" draw:layer="layout" svg:x1="4.251cm" svg:y1="1.505cm" svg:x2="4.269cm" svg:y2="1.516cm">
            <text:p/>
          </draw:line>
          <draw:line draw:style-name="gr2" draw:text-style-name="P1" draw:layer="layout" svg:x1="4.357cm" svg:y1="1.502cm" svg:x2="4.375cm" svg:y2="1.491cm">
            <text:p/>
          </draw:line>
          <draw:line draw:style-name="gr2" draw:text-style-name="P1" draw:layer="layout" svg:x1="4.439cm" svg:y1="1.417cm" svg:x2="4.447cm" svg:y2="1.399cm">
            <text:p/>
          </draw:line>
          <draw:line draw:style-name="gr2" draw:text-style-name="P1" draw:layer="layout" svg:x1="4.487cm" svg:y1="1.307cm" svg:x2="4.498cm" svg:y2="1.289cm">
            <text:p/>
          </draw:line>
          <draw:line draw:style-name="gr2" draw:text-style-name="P1" draw:layer="layout" svg:x1="4.542cm" svg:y1="1.198cm" svg:x2="4.556cm" svg:y2="1.18cm">
            <text:p/>
          </draw:line>
          <draw:line draw:style-name="gr2" draw:text-style-name="P1" draw:layer="layout" svg:x1="4.586cm" svg:y1="1.146cm" svg:x2="4.607cm" svg:y2="1.146cm">
            <text:p/>
          </draw:line>
          <draw:line draw:style-name="gr2" draw:text-style-name="P1" draw:layer="layout" svg:x1="4.678cm" svg:y1="1.211cm" svg:x2="4.686cm" svg:y2="1.232cm">
            <text:p/>
          </draw:line>
          <draw:polyline draw:style-name="gr2" draw:text-style-name="P1" draw:layer="layout" svg:width="0.007cm" svg:height="0.02cm" svg:x="4.719cm" svg:y="1.327cm" svg:viewBox="0 0 8 21" draw:points="0,0 5,15 8,21">
            <text:p/>
          </draw:polyline>
          <draw:line draw:style-name="gr2" draw:text-style-name="P1" draw:layer="layout" svg:x1="4.76cm" svg:y1="1.443cm" svg:x2="4.766cm" svg:y2="1.465cm">
            <text:p/>
          </draw:line>
          <draw:line draw:style-name="gr2" draw:text-style-name="P1" draw:layer="layout" svg:x1="4.798cm" svg:y1="1.559cm" svg:x2="4.806cm" svg:y2="1.581cm">
            <text:p/>
          </draw:line>
          <draw:line draw:style-name="gr2" draw:text-style-name="P1" draw:layer="layout" svg:x1="4.843cm" svg:y1="1.676cm" svg:x2="4.85cm" svg:y2="1.697cm">
            <text:p/>
          </draw:line>
          <draw:line draw:style-name="gr2" draw:text-style-name="P1" draw:layer="layout" svg:x1="4.873cm" svg:y1="1.796cm" svg:x2="4.878cm" svg:y2="1.817cm">
            <text:p/>
          </draw:line>
          <draw:line draw:style-name="gr2" draw:text-style-name="P1" draw:layer="layout" svg:x1="4.894cm" svg:y1="1.919cm" svg:x2="4.898cm" svg:y2="1.94cm">
            <text:p/>
          </draw:line>
          <draw:line draw:style-name="gr2" draw:text-style-name="P1" draw:layer="layout" svg:x1="4.925cm" svg:y1="2.037cm" svg:x2="4.933cm" svg:y2="2.058cm">
            <text:p/>
          </draw:line>
          <draw:line draw:style-name="gr2" draw:text-style-name="P1" draw:layer="layout" svg:x1="4.966cm" svg:y1="2.153cm" svg:x2="4.974cm" svg:y2="2.175cm">
            <text:p/>
          </draw:line>
          <draw:line draw:style-name="gr2" draw:text-style-name="P1" draw:layer="layout" svg:x1="5.007cm" svg:y1="2.269cm" svg:x2="5.015cm" svg:y2="2.291cm">
            <text:p/>
          </draw:line>
          <draw:line draw:style-name="gr2" draw:text-style-name="P1" draw:layer="layout" svg:x1="5.048cm" svg:y1="2.386cm" svg:x2="5.056cm" svg:y2="2.407cm">
            <text:p/>
          </draw:line>
          <draw:line draw:style-name="gr2" draw:text-style-name="P1" draw:layer="layout" svg:x1="5.092cm" svg:y1="2.502cm" svg:x2="5.105cm" svg:y2="2.52cm">
            <text:p/>
          </draw:line>
          <draw:line draw:style-name="gr2" draw:text-style-name="P1" draw:layer="layout" svg:x1="5.161cm" svg:y1="2.605cm" svg:x2="5.175cm" svg:y2="2.623cm">
            <text:p/>
          </draw:line>
          <draw:line draw:style-name="gr2" draw:text-style-name="P1" draw:layer="layout" svg:x1="5.161cm" svg:y1="2.605cm" svg:x2="5.175cm" svg:y2="2.623cm">
            <text:p/>
          </draw:line>
          <draw:polyline draw:style-name="gr2" draw:text-style-name="P1" draw:layer="layout" svg:width="0.017cm" svg:height="0.01cm" svg:x="5.26cm" svg:y="2.68cm" svg:viewBox="0 0 18 11" draw:points="0,0 8,4 18,11">
            <text:p/>
          </draw:polyline>
          <draw:line draw:style-name="gr4" draw:text-style-name="P1" draw:layer="layout" svg:x1="5.356cm" svg:y1="0.602cm" svg:x2="5.356cm" svg:y2="0.609cm">
            <text:p/>
          </draw:line>
          <draw:line draw:style-name="gr4" draw:text-style-name="P1" draw:layer="layout" svg:x1="5.356cm" svg:y1="0.643cm" svg:x2="5.356cm" svg:y2="0.65cm">
            <text:p/>
          </draw:line>
          <draw:line draw:style-name="gr4" draw:text-style-name="P1" draw:layer="layout" svg:x1="5.356cm" svg:y1="0.684cm" svg:x2="5.356cm" svg:y2="0.691cm">
            <text:p/>
          </draw:line>
          <draw:line draw:style-name="gr4" draw:text-style-name="P1" draw:layer="layout" svg:x1="5.356cm" svg:y1="0.725cm" svg:x2="5.356cm" svg:y2="0.732cm">
            <text:p/>
          </draw:line>
          <draw:line draw:style-name="gr4" draw:text-style-name="P1" draw:layer="layout" svg:x1="5.356cm" svg:y1="0.766cm" svg:x2="5.356cm" svg:y2="0.773cm">
            <text:p/>
          </draw:line>
          <draw:line draw:style-name="gr4" draw:text-style-name="P1" draw:layer="layout" svg:x1="5.356cm" svg:y1="0.807cm" svg:x2="5.356cm" svg:y2="0.814cm">
            <text:p/>
          </draw:line>
          <draw:line draw:style-name="gr4" draw:text-style-name="P1" draw:layer="layout" svg:x1="5.356cm" svg:y1="0.848cm" svg:x2="5.356cm" svg:y2="0.855cm">
            <text:p/>
          </draw:line>
          <draw:line draw:style-name="gr4" draw:text-style-name="P1" draw:layer="layout" svg:x1="5.356cm" svg:y1="0.889cm" svg:x2="5.356cm" svg:y2="0.896cm">
            <text:p/>
          </draw:line>
          <draw:line draw:style-name="gr4" draw:text-style-name="P1" draw:layer="layout" svg:x1="5.356cm" svg:y1="0.93cm" svg:x2="5.356cm" svg:y2="0.937cm">
            <text:p/>
          </draw:line>
          <draw:line draw:style-name="gr4" draw:text-style-name="P1" draw:layer="layout" svg:x1="5.356cm" svg:y1="0.971cm" svg:x2="5.356cm" svg:y2="0.978cm">
            <text:p/>
          </draw:line>
          <draw:line draw:style-name="gr4" draw:text-style-name="P1" draw:layer="layout" svg:x1="5.356cm" svg:y1="1.012cm" svg:x2="5.356cm" svg:y2="1.019cm">
            <text:p/>
          </draw:line>
          <draw:line draw:style-name="gr4" draw:text-style-name="P1" draw:layer="layout" svg:x1="5.356cm" svg:y1="1.053cm" svg:x2="5.356cm" svg:y2="1.06cm">
            <text:p/>
          </draw:line>
          <draw:line draw:style-name="gr4" draw:text-style-name="P1" draw:layer="layout" svg:x1="5.356cm" svg:y1="1.094cm" svg:x2="5.356cm" svg:y2="1.101cm">
            <text:p/>
          </draw:line>
          <draw:line draw:style-name="gr4" draw:text-style-name="P1" draw:layer="layout" svg:x1="5.356cm" svg:y1="1.135cm" svg:x2="5.356cm" svg:y2="1.142cm">
            <text:p/>
          </draw:line>
          <draw:line draw:style-name="gr4" draw:text-style-name="P1" draw:layer="layout" svg:x1="5.356cm" svg:y1="1.176cm" svg:x2="5.356cm" svg:y2="1.183cm">
            <text:p/>
          </draw:line>
          <draw:line draw:style-name="gr4" draw:text-style-name="P1" draw:layer="layout" svg:x1="5.356cm" svg:y1="1.217cm" svg:x2="5.356cm" svg:y2="1.224cm">
            <text:p/>
          </draw:line>
          <draw:line draw:style-name="gr4" draw:text-style-name="P1" draw:layer="layout" svg:x1="5.356cm" svg:y1="1.258cm" svg:x2="5.356cm" svg:y2="1.265cm">
            <text:p/>
          </draw:line>
          <draw:line draw:style-name="gr4" draw:text-style-name="P1" draw:layer="layout" svg:x1="5.356cm" svg:y1="1.3cm" svg:x2="5.356cm" svg:y2="1.306cm">
            <text:p/>
          </draw:line>
          <draw:line draw:style-name="gr4" draw:text-style-name="P1" draw:layer="layout" svg:x1="5.356cm" svg:y1="1.341cm" svg:x2="5.356cm" svg:y2="1.347cm">
            <text:p/>
          </draw:line>
          <draw:line draw:style-name="gr4" draw:text-style-name="P1" draw:layer="layout" svg:x1="5.356cm" svg:y1="1.382cm" svg:x2="5.356cm" svg:y2="1.388cm">
            <text:p/>
          </draw:line>
          <draw:line draw:style-name="gr4" draw:text-style-name="P1" draw:layer="layout" svg:x1="5.356cm" svg:y1="1.423cm" svg:x2="5.356cm" svg:y2="1.43cm">
            <text:p/>
          </draw:line>
          <draw:line draw:style-name="gr4" draw:text-style-name="P1" draw:layer="layout" svg:x1="5.356cm" svg:y1="1.464cm" svg:x2="5.356cm" svg:y2="1.471cm">
            <text:p/>
          </draw:line>
          <draw:line draw:style-name="gr4" draw:text-style-name="P1" draw:layer="layout" svg:x1="5.356cm" svg:y1="1.505cm" svg:x2="5.356cm" svg:y2="1.512cm">
            <text:p/>
          </draw:line>
          <draw:line draw:style-name="gr4" draw:text-style-name="P1" draw:layer="layout" svg:x1="5.356cm" svg:y1="1.546cm" svg:x2="5.356cm" svg:y2="1.553cm">
            <text:p/>
          </draw:line>
          <draw:line draw:style-name="gr4" draw:text-style-name="P1" draw:layer="layout" svg:x1="5.356cm" svg:y1="1.587cm" svg:x2="5.356cm" svg:y2="1.594cm">
            <text:p/>
          </draw:line>
          <draw:line draw:style-name="gr4" draw:text-style-name="P1" draw:layer="layout" svg:x1="5.356cm" svg:y1="1.628cm" svg:x2="5.356cm" svg:y2="1.635cm">
            <text:p/>
          </draw:line>
          <draw:line draw:style-name="gr4" draw:text-style-name="P1" draw:layer="layout" svg:x1="5.356cm" svg:y1="1.669cm" svg:x2="5.356cm" svg:y2="1.676cm">
            <text:p/>
          </draw:line>
          <draw:line draw:style-name="gr4" draw:text-style-name="P1" draw:layer="layout" svg:x1="5.356cm" svg:y1="1.71cm" svg:x2="5.356cm" svg:y2="1.717cm">
            <text:p/>
          </draw:line>
          <draw:line draw:style-name="gr4" draw:text-style-name="P1" draw:layer="layout" svg:x1="5.356cm" svg:y1="1.751cm" svg:x2="5.356cm" svg:y2="1.758cm">
            <text:p/>
          </draw:line>
          <draw:line draw:style-name="gr4" draw:text-style-name="P1" draw:layer="layout" svg:x1="5.356cm" svg:y1="1.792cm" svg:x2="5.356cm" svg:y2="1.799cm">
            <text:p/>
          </draw:line>
          <draw:line draw:style-name="gr4" draw:text-style-name="P1" draw:layer="layout" svg:x1="5.356cm" svg:y1="1.833cm" svg:x2="5.356cm" svg:y2="1.84cm">
            <text:p/>
          </draw:line>
          <draw:line draw:style-name="gr4" draw:text-style-name="P1" draw:layer="layout" svg:x1="5.356cm" svg:y1="1.874cm" svg:x2="5.356cm" svg:y2="1.881cm">
            <text:p/>
          </draw:line>
          <draw:line draw:style-name="gr4" draw:text-style-name="P1" draw:layer="layout" svg:x1="5.356cm" svg:y1="1.915cm" svg:x2="5.356cm" svg:y2="1.922cm">
            <text:p/>
          </draw:line>
          <draw:line draw:style-name="gr4" draw:text-style-name="P1" draw:layer="layout" svg:x1="5.356cm" svg:y1="1.956cm" svg:x2="5.356cm" svg:y2="1.963cm">
            <text:p/>
          </draw:line>
          <draw:line draw:style-name="gr4" draw:text-style-name="P1" draw:layer="layout" svg:x1="5.356cm" svg:y1="1.997cm" svg:x2="5.356cm" svg:y2="2.004cm">
            <text:p/>
          </draw:line>
          <draw:line draw:style-name="gr4" draw:text-style-name="P1" draw:layer="layout" svg:x1="5.356cm" svg:y1="2.037cm" svg:x2="5.356cm" svg:y2="2.044cm">
            <text:p/>
          </draw:line>
          <draw:line draw:style-name="gr4" draw:text-style-name="P1" draw:layer="layout" svg:x1="5.356cm" svg:y1="2.078cm" svg:x2="5.356cm" svg:y2="2.085cm">
            <text:p/>
          </draw:line>
          <draw:line draw:style-name="gr4" draw:text-style-name="P1" draw:layer="layout" svg:x1="5.356cm" svg:y1="2.119cm" svg:x2="5.356cm" svg:y2="2.126cm">
            <text:p/>
          </draw:line>
          <draw:line draw:style-name="gr4" draw:text-style-name="P1" draw:layer="layout" svg:x1="5.356cm" svg:y1="2.16cm" svg:x2="5.356cm" svg:y2="2.167cm">
            <text:p/>
          </draw:line>
          <draw:line draw:style-name="gr4" draw:text-style-name="P1" draw:layer="layout" svg:x1="5.356cm" svg:y1="2.201cm" svg:x2="5.356cm" svg:y2="2.208cm">
            <text:p/>
          </draw:line>
          <draw:line draw:style-name="gr4" draw:text-style-name="P1" draw:layer="layout" svg:x1="5.356cm" svg:y1="2.242cm" svg:x2="5.356cm" svg:y2="2.249cm">
            <text:p/>
          </draw:line>
          <draw:line draw:style-name="gr4" draw:text-style-name="P1" draw:layer="layout" svg:x1="5.356cm" svg:y1="2.283cm" svg:x2="5.356cm" svg:y2="2.29cm">
            <text:p/>
          </draw:line>
          <draw:line draw:style-name="gr4" draw:text-style-name="P1" draw:layer="layout" svg:x1="5.356cm" svg:y1="2.324cm" svg:x2="5.356cm" svg:y2="2.331cm">
            <text:p/>
          </draw:line>
          <draw:line draw:style-name="gr4" draw:text-style-name="P1" draw:layer="layout" svg:x1="5.356cm" svg:y1="2.365cm" svg:x2="5.356cm" svg:y2="2.372cm">
            <text:p/>
          </draw:line>
          <draw:line draw:style-name="gr4" draw:text-style-name="P1" draw:layer="layout" svg:x1="5.356cm" svg:y1="2.406cm" svg:x2="5.356cm" svg:y2="2.413cm">
            <text:p/>
          </draw:line>
          <draw:line draw:style-name="gr4" draw:text-style-name="P1" draw:layer="layout" svg:x1="5.356cm" svg:y1="2.447cm" svg:x2="5.356cm" svg:y2="2.454cm">
            <text:p/>
          </draw:line>
          <draw:line draw:style-name="gr4" draw:text-style-name="P1" draw:layer="layout" svg:x1="5.356cm" svg:y1="2.488cm" svg:x2="5.356cm" svg:y2="2.495cm">
            <text:p/>
          </draw:line>
          <draw:line draw:style-name="gr4" draw:text-style-name="P1" draw:layer="layout" svg:x1="5.356cm" svg:y1="2.529cm" svg:x2="5.356cm" svg:y2="2.536cm">
            <text:p/>
          </draw:line>
          <draw:line draw:style-name="gr4" draw:text-style-name="P1" draw:layer="layout" svg:x1="5.356cm" svg:y1="2.57cm" svg:x2="5.356cm" svg:y2="2.577cm">
            <text:p/>
          </draw:line>
          <draw:line draw:style-name="gr4" draw:text-style-name="P1" draw:layer="layout" svg:x1="5.356cm" svg:y1="2.611cm" svg:x2="5.356cm" svg:y2="2.618cm">
            <text:p/>
          </draw:line>
          <draw:line draw:style-name="gr4" draw:text-style-name="P1" draw:layer="layout" svg:x1="5.356cm" svg:y1="2.652cm" svg:x2="5.356cm" svg:y2="2.659cm">
            <text:p/>
          </draw:line>
          <draw:line draw:style-name="gr4" draw:text-style-name="P1" draw:layer="layout" svg:x1="5.356cm" svg:y1="2.694cm" svg:x2="5.356cm" svg:y2="2.7cm">
            <text:p/>
          </draw:line>
          <draw:line draw:style-name="gr4" draw:text-style-name="P1" draw:layer="layout" svg:x1="5.356cm" svg:y1="2.735cm" svg:x2="5.356cm" svg:y2="2.741cm">
            <text:p/>
          </draw:line>
          <draw:line draw:style-name="gr4" draw:text-style-name="P1" draw:layer="layout" svg:x1="5.356cm" svg:y1="2.776cm" svg:x2="5.356cm" svg:y2="2.782cm">
            <text:p/>
          </draw:line>
          <draw:line draw:style-name="gr4" draw:text-style-name="P1" draw:layer="layout" svg:x1="5.356cm" svg:y1="2.817cm" svg:x2="5.356cm" svg:y2="2.824cm">
            <text:p/>
          </draw:line>
          <draw:line draw:style-name="gr4" draw:text-style-name="P1" draw:layer="layout" svg:x1="5.356cm" svg:y1="2.858cm" svg:x2="5.356cm" svg:y2="2.865cm">
            <text:p/>
          </draw:line>
          <draw:line draw:style-name="gr4" draw:text-style-name="P1" draw:layer="layout" svg:x1="5.356cm" svg:y1="2.899cm" svg:x2="5.356cm" svg:y2="2.906cm">
            <text:p/>
          </draw:line>
          <draw:line draw:style-name="gr4" draw:text-style-name="P1" draw:layer="layout" svg:x1="5.356cm" svg:y1="2.94cm" svg:x2="5.356cm" svg:y2="2.947cm">
            <text:p/>
          </draw:line>
          <draw:line draw:style-name="gr4" draw:text-style-name="P1" draw:layer="layout" svg:x1="5.356cm" svg:y1="2.981cm" svg:x2="5.356cm" svg:y2="2.988cm">
            <text:p/>
          </draw:line>
          <draw:line draw:style-name="gr4" draw:text-style-name="P1" draw:layer="layout" svg:x1="5.356cm" svg:y1="3.022cm" svg:x2="5.356cm" svg:y2="3.029cm">
            <text:p/>
          </draw:line>
          <draw:path draw:style-name="gr3" draw:text-style-name="P2" draw:layer="layout" svg:width="0.084cm" svg:height="0.284cm" svg:x="1.252cm" svg:y="0.326cm" svg:viewBox="0 0 85 285" svg:d="M85 279v6c-15-7-28-17-39-27-15-15-26-32-34-52s-12-41-12-63c0-33 7-61 23-87 16-27 37-45 62-56v6c-12 7-23 17-32 29-8 12-14 27-18 45-4 19-6 38-6 59 0 22 2 42 5 59 3 15 6 26 10 34 4 9 9 17 16 25s15 15 25 22z">
            <text:p/>
          </draw:path>
          <draw:path draw:style-name="gr3" draw:text-style-name="P2" draw:layer="layout" svg:width="0.085cm" svg:height="0.284cm" svg:x="1.519cm" svg:y="0.326cm" svg:viewBox="0 0 86 285" svg:d="M0 6v-6c16 7 29 16 40 27 15 15 26 32 34 52s12 41 12 64c0 31-8 60-23 86-16 26-37 45-63 56v-6c13-7 23-16 31-28 10-12 16-27 20-46 4-18 6-38 6-58 0-21-2-42-6-60-2-14-5-25-9-34-5-8-10-17-16-24-7-8-15-16-26-23z">
            <text:p/>
          </draw:path>
          <draw:path draw:style-name="gr3" draw:text-style-name="P2" draw:layer="layout" svg:width="0.148cm" svg:height="0.142cm" svg:x="1.081cm" svg:y="0.405cm" svg:viewBox="0 0 149 143" svg:d="M65 0c5 5 9 11 11 16 2 4 5 13 9 29l14-20c3-5 8-10 13-14 5-5 9-8 13-10 3-1 5-1 9-1 5 0 8 1 11 3 3 3 4 6 4 9 0 4-1 7-2 8-3 2-7 4-10 4-2 0-6-1-8-2-5-1-8-2-10-2s-5 1-9 4c-6 6-14 16-23 31l13 53c2 9 4 14 5 15 1 2 3 2 4 2 2 0 5-1 8-3 5-6 10-12 14-19l7 3c-8 12-16 22-26 30-6 5-10 7-14 7-6 0-11-3-14-9-2-4-7-23-13-53-16 27-29 46-38 54-7 5-13 8-18 8s-8-2-12-5c-2-2-3-5-3-9 0-3 1-6 3-8s5-3 8-3c4 0 7 1 11 4 2 3 4 4 6 4 1 0 3-1 4-2 5-4 12-14 20-26 8-13 14-22 16-28-6-25-10-38-10-39-2-7-5-12-9-14-4-3-9-5-17-5-2 0-5 1-8 1v-6z">
            <text:p/>
          </draw:path>
          <draw:path draw:style-name="gr3" draw:text-style-name="P2" draw:layer="layout" svg:width="0.14cm" svg:height="0.142cm" svg:x="1.358cm" svg:y="0.405cm" svg:viewBox="0 0 141 143" svg:d="M64 0l-20 69c20-28 36-47 47-56 10-9 21-13 31-13 5 0 10 2 13 5 4 4 6 9 6 15s-2 14-5 24l-21 64c-3 7-4 13-4 15 0 1 0 2 1 3s2 1 2 1c2 0 3 0 4-2 5-4 10-11 16-20l5 3c-9 14-18 24-26 29-5 4-10 6-15 6-4 0-6-1-9-3-2-3-3-6-3-10s2-13 6-26l21-61c2-8 3-14 3-18 0-2 0-4-2-5-1-1-3-2-5-2-3 0-7 1-11 4-8 4-17 12-26 22-9 11-18 24-28 41-5 8-9 18-13 28l-7 26h-24l29-97c3-11 5-18 5-20s-1-4-3-6-4-3-7-3c-1 0-3 1-6 1l-7 1-1-6z">
            <text:p/>
          </draw:path>
          <draw:path draw:style-name="gr3" draw:text-style-name="P2" draw:layer="layout" svg:width="0.139cm" svg:height="0.141cm" svg:x="8.494cm" svg:y="2.713cm" svg:viewBox="0 0 140 142" svg:d="M62 0l-20 69c21-28 36-47 47-56s22-13 32-13c6 0 10 2 14 5 3 4 5 9 5 15s-2 14-5 24l-21 65c-2 7-4 11-4 13 0 1 1 3 2 3 0 1 1 2 2 2s2-1 4-2c5-4 10-11 15-19l5 2c-9 14-17 23-25 29-6 3-12 5-16 5s-7-1-9-3-3-5-3-9c0-5 2-13 6-25l21-62c3-8 4-14 4-18 0-2-1-4-2-5-2-1-4-2-6-2-3 0-7 1-12 4-8 4-16 12-25 22-9 11-18 24-28 40-5 9-10 19-13 30l-7 25h-23l27-97c4-11 5-18 5-20 0-3-1-5-2-6-2-2-4-3-7-3-1 0-3 1-6 1l-6 1-1-6z">
            <text:p/>
          </draw:path>
          <draw:line draw:style-name="gr4" draw:text-style-name="P1" draw:layer="layout" svg:x1="1.388cm" svg:y1="3.039cm" svg:x2="3.166cm" svg:y2="3.039cm">
            <text:p/>
          </draw:line>
          <draw:path draw:style-name="gr3" draw:text-style-name="P2" draw:layer="layout" svg:width="2.052cm" svg:height="0.158cm" svg:x="1.251cm" svg:y="2.96cm" svg:viewBox="0 0 2053 159" svg:d="M157 0l-157 80 157 79zM1896 0l157 80-157 79z">
            <text:p/>
          </draw:path>
          <draw:path draw:style-name="gr3" draw:text-style-name="P2" draw:layer="layout" svg:width="0.249cm" svg:height="0.214cm" svg:x="2.05cm" svg:y="3.271cm" svg:viewBox="0 0 250 215" svg:d="M100 0l65 163 35-121c3-10 4-18 4-24 0-4-1-7-4-9s-7-3-15-3c-1 0-2 0-4 0l2-6h67l-2 6c-7 0-12 0-15 2-5 2-9 5-11 8-3 5-7 14-10 26l-50 173h-4l-70-177-37 131c-3 10-5 17-5 23 0 4 2 7 4 9 3 2 9 3 18 4l-1 5h-67l3-5c8-1 13-1 16-2 4-2 7-4 9-7 3-4 7-12 10-24l43-149c-4-6-8-11-13-13-4-2-11-4-21-4l2-6z">
            <text:p/>
          </draw:path>
          <draw:line draw:style-name="gr2" draw:text-style-name="P1" draw:layer="layout" svg:x1="7.538cm" svg:y1="1.741cm" svg:x2="7.559cm" svg:y2="1.741cm">
            <text:p/>
          </draw:line>
          <draw:line draw:style-name="gr2" draw:text-style-name="P1" draw:layer="layout" svg:x1="7.661cm" svg:y1="1.741cm" svg:x2="7.682cm" svg:y2="1.741cm">
            <text:p/>
          </draw:line>
          <draw:line draw:style-name="gr2" draw:text-style-name="P1" draw:layer="layout" svg:x1="7.785cm" svg:y1="1.741cm" svg:x2="7.805cm" svg:y2="1.741cm">
            <text:p/>
          </draw:line>
          <draw:line draw:style-name="gr2" draw:text-style-name="P1" draw:layer="layout" svg:x1="7.908cm" svg:y1="1.741cm" svg:x2="7.928cm" svg:y2="1.741cm">
            <text:p/>
          </draw:line>
          <draw:line draw:style-name="gr2" draw:text-style-name="P1" draw:layer="layout" svg:x1="8.031cm" svg:y1="1.741cm" svg:x2="8.051cm" svg:y2="1.741cm">
            <text:p/>
          </draw:line>
          <draw:path draw:style-name="gr3" draw:text-style-name="P2" draw:layer="layout" svg:width="0.145cm" svg:height="0.233cm" svg:x="0.926cm" svg:y="2.923cm" svg:viewBox="0 0 146 234" svg:d="M0 118c0-26 4-48 12-66 7-18 17-32 30-41 10-7 20-11 31-11 17 0 33 9 47 26 17 22 26 51 26 89 0 25-4 48-11 66-8 18-17 32-30 40-12 9-23 13-34 13-21 0-39-13-53-39-12-21-18-47-18-77zM32 122c0 31 4 56 12 76 6 17 15 25 28 25 6 0 12-3 18-8 7-5 11-15 15-28 6-19 8-45 8-80 0-25-2-47-9-64-3-12-9-21-15-27-4-3-10-5-16-5-8 0-14 3-20 10-8 9-13 23-16 43s-5 39-5 58z">
            <text:p/>
          </draw:path>
          <draw:line draw:style-name="gr2" draw:text-style-name="P1" draw:layer="layout" svg:x1="1.251cm" svg:y1="2.909cm" svg:x2="1.251cm" svg:y2="2.639cm">
            <text:p/>
          </draw:line>
          <draw:polygon draw:style-name="gr3" draw:text-style-name="P2" draw:layer="layout" svg:width="0.109cm" svg:height="0.11cm" svg:x="1.196cm" svg:y="2.584cm" svg:viewBox="0 0 110 111" draw:points="56,111 63,111 69,107 73,107 87,100 97,90 100,83 104,80 110,66 110,42 107,39 100,24 87,10 73,3 69,3 63,0 49,0 45,3 39,3 32,7 28,10 21,14 10,24 3,39 3,49 0,56 3,63 3,73 7,80 10,83 14,90 21,97 28,100 32,104 39,107 45,107 49,111">
            <text:p/>
          </draw:polygon>
          <draw:line draw:style-name="gr2" draw:text-style-name="P1" draw:layer="layout" svg:x1="3.303cm" svg:y1="3.278cm" svg:x2="3.303cm" svg:y2="2.639cm">
            <text:p/>
          </draw:line>
          <draw:polygon draw:style-name="gr3" draw:text-style-name="P2" draw:layer="layout" svg:width="0.109cm" svg:height="0.11cm" svg:x="3.249cm" svg:y="2.584cm" svg:viewBox="0 0 110 111" draw:points="55,111 62,111 69,107 72,107 86,100 96,90 100,83 103,80 110,66 110,42 107,39 100,24 86,10 72,3 69,3 62,0 48,0 44,3 37,3 30,7 27,10 20,14 10,24 3,39 3,49 0,56 3,63 3,73 6,80 10,83 13,90 20,97 27,100 30,104 37,107 44,107 48,111">
            <text:p/>
          </draw:polygon>
          <draw:line draw:style-name="gr2" draw:text-style-name="P1" draw:layer="layout" svg:x1="1.507cm" svg:y1="2.765cm" svg:x2="1.507cm" svg:y2="1.484cm">
            <text:p/>
          </draw:line>
          <draw:polygon draw:style-name="gr3" draw:text-style-name="P2" draw:layer="layout" svg:width="0.109cm" svg:height="0.106cm" svg:x="1.453cm" svg:y="1.433cm" svg:viewBox="0 0 110 107" draw:points="54,107 68,107 71,104 78,104 85,100 92,93 95,86 100,83 103,76 107,73 110,66 110,41 107,34 103,31 100,24 95,20 92,14 85,7 78,3 71,3 68,0 44,0 37,3 30,3 27,7 20,10 17,14 13,20 10,24 6,31 3,34 3,48 0,51 3,59 3,73 6,76 10,83 13,86 17,93 20,97 27,100 30,104 37,104 44,107">
            <text:p/>
          </draw:polygon>
          <draw:line draw:style-name="gr2" draw:text-style-name="P1" draw:layer="layout" svg:x1="1.764cm" svg:y1="2.765cm" svg:x2="1.764cm" svg:y2="0.971cm">
            <text:p/>
          </draw:line>
          <draw:polygon draw:style-name="gr3" draw:text-style-name="P2" draw:layer="layout" svg:width="0.11cm" svg:height="0.106cm" svg:x="1.709cm" svg:y="0.92cm" svg:viewBox="0 0 111 107" draw:points="55,107 70,107 73,103 80,103 87,100 93,93 97,86 100,83 104,76 107,73 111,66 111,42 107,34 104,31 100,24 97,20 93,13 87,7 80,3 73,3 70,0 45,0 38,3 31,3 27,7 21,10 17,13 14,20 10,24 7,31 4,34 4,49 0,52 4,59 4,73 7,76 10,83 14,86 17,93 21,97 27,100 31,103 38,103 45,107">
            <text:p/>
          </draw:polygon>
          <draw:polyline draw:style-name="gr2" draw:text-style-name="P1" draw:layer="layout" svg:width="0cm" svg:height="1.406cm" svg:x="2.02cm" svg:y="1.358cm" svg:viewBox="0 0 0 1407" draw:points="0,639 0,1407 0,0">
            <text:p/>
          </draw:polyline>
          <draw:polygon draw:style-name="gr3" draw:text-style-name="P2" draw:layer="layout" svg:width="0.109cm" svg:height="0.109cm" svg:x="1.966cm" svg:y="1.303cm" svg:viewBox="0 0 110 110" draw:points="55,110 62,110 69,107 73,107 86,100 96,90 100,83 103,80 107,73 110,66 110,42 107,39 100,25 86,11 73,3 69,3 62,0 49,0 45,3 38,3 31,7 28,11 21,15 10,25 3,39 3,49 0,56 3,63 3,73 7,80 10,83 13,90 21,97 28,100 31,104 38,107 45,107 49,110">
            <text:p/>
          </draw:polygon>
          <draw:line draw:style-name="gr2" draw:text-style-name="P1" draw:layer="layout" svg:x1="2.277cm" svg:y1="2.765cm" svg:x2="2.277cm" svg:y2="1.549cm">
            <text:p/>
          </draw:line>
          <draw:polygon draw:style-name="gr3" draw:text-style-name="P2" draw:layer="layout" svg:width="0.11cm" svg:height="0.109cm" svg:x="2.222cm" svg:y="1.495cm" svg:viewBox="0 0 111 110" draw:points="55,110 62,110 69,107 72,107 86,100 100,86 107,72 111,69 111,45 104,30 100,27 97,20 86,10 72,3 69,3 62,0 48,0 45,3 38,3 31,6 28,10 21,13 14,20 11,27 7,30 4,38 4,48 0,55 4,62 4,72 11,86 21,96 28,100 31,103 38,107 45,107 48,110">
            <text:p/>
          </draw:polygon>
          <draw:line draw:style-name="gr2" draw:text-style-name="P1" draw:layer="layout" svg:x1="2.534cm" svg:y1="2.765cm" svg:x2="2.534cm" svg:y2="1.228cm">
            <text:p/>
          </draw:line>
          <draw:polygon draw:style-name="gr3" draw:text-style-name="P2" draw:layer="layout" svg:width="0.109cm" svg:height="0.106cm" svg:x="2.479cm" svg:y="1.176cm" svg:viewBox="0 0 110 107" draw:points="56,107 69,107 73,104 79,104 86,100 93,93 97,86 100,82 103,76 107,72 110,65 110,41 107,35 103,31 100,24 97,21 93,14 86,7 79,4 73,4 69,0 44,0 37,4 31,4 27,7 20,11 17,14 13,21 10,24 7,31 3,35 3,48 0,52 3,59 3,72 7,76 10,82 13,86 17,93 20,96 27,100 31,104 37,104 44,107">
            <text:p/>
          </draw:polygon>
          <draw:line draw:style-name="gr2" draw:text-style-name="P1" draw:layer="layout" svg:x1="2.79cm" svg:y1="2.765cm" svg:x2="2.79cm" svg:y2="1.741cm">
            <text:p/>
          </draw:line>
          <draw:polygon draw:style-name="gr3" draw:text-style-name="P2" draw:layer="layout" svg:width="0.11cm" svg:height="0.107cm" svg:x="2.735cm" svg:y="1.689cm" svg:viewBox="0 0 111 108" draw:points="56,108 70,108 73,104 80,104 87,101 94,94 97,87 101,84 104,77 107,73 111,67 111,43 107,36 104,32 101,25 97,22 94,15 90,11 87,7 80,4 73,4 70,0 46,0 39,4 32,4 29,7 22,11 19,15 15,22 11,25 7,32 4,36 4,49 0,53 4,60 4,73 7,77 11,84 15,87 19,94 22,97 29,101 32,104 39,104 46,108">
            <text:p/>
          </draw:polygon>
          <draw:line draw:style-name="gr2" draw:text-style-name="P1" draw:layer="layout" svg:x1="3.047cm" svg:y1="2.765cm" svg:x2="3.047cm" svg:y2="2.509cm">
            <text:p/>
          </draw:line>
          <draw:polygon draw:style-name="gr3" draw:text-style-name="P2" draw:layer="layout" svg:width="0.109cm" svg:height="0.107cm" svg:x="2.992cm" svg:y="2.457cm" svg:viewBox="0 0 110 108" draw:points="55,108 68,108 72,104 79,104 86,101 93,94 97,86 100,83 104,76 107,72 110,65 110,42 107,35 104,31 100,24 97,21 93,14 86,7 79,4 72,4 68,0 44,0 38,4 31,4 27,7 20,11 17,14 14,21 10,24 7,31 3,35 3,48 0,52 3,59 3,72 7,76 10,83 14,86 17,94 20,97 27,101 31,104 38,104 44,108">
            <text:p/>
          </draw:polygon>
          <draw:line draw:style-name="gr2" draw:text-style-name="P1" draw:layer="layout" svg:x1="3.56cm" svg:y1="2.765cm" svg:x2="3.56cm" svg:y2="1.484cm">
            <text:p/>
          </draw:line>
          <draw:polygon draw:style-name="gr3" draw:text-style-name="P2" draw:layer="layout" svg:width="0.11cm" svg:height="0.106cm" svg:x="3.505cm" svg:y="1.433cm" svg:viewBox="0 0 111 107" draw:points="56,107 69,107 73,104 80,104 87,100 93,93 97,86 100,83 104,76 107,73 111,66 111,41 107,34 104,31 100,24 97,20 93,14 87,7 80,3 73,3 69,0 46,0 39,3 32,3 28,7 22,10 18,14 15,20 11,24 8,31 3,34 3,48 0,51 3,59 3,73 8,76 11,83 15,86 18,93 22,97 28,100 32,104 39,104 46,107">
            <text:p/>
          </draw:polygon>
          <draw:line draw:style-name="gr2" draw:text-style-name="P1" draw:layer="layout" svg:x1="3.816cm" svg:y1="2.765cm" svg:x2="3.816cm" svg:y2="0.971cm">
            <text:p/>
          </draw:line>
          <draw:polygon draw:style-name="gr3" draw:text-style-name="P2" draw:layer="layout" svg:width="0.109cm" svg:height="0.106cm" svg:x="3.762cm" svg:y="0.92cm" svg:viewBox="0 0 110 107" draw:points="54,107 68,107 71,103 79,103 86,100 93,93 96,86 100,83 103,76 107,73 110,66 110,42 107,34 103,31 100,24 96,20 93,13 86,7 79,3 71,3 68,0 44,0 37,3 30,3 27,7 20,10 17,13 13,20 10,24 6,31 3,34 3,49 0,52 3,59 3,73 6,76 10,83 13,86 17,93 20,97 27,100 30,103 37,103 44,107">
            <text:p/>
          </draw:polygon>
          <draw:line draw:style-name="gr2" draw:text-style-name="P1" draw:layer="layout" svg:x1="4.073cm" svg:y1="2.765cm" svg:x2="4.073cm" svg:y2="1.358cm">
            <text:p/>
          </draw:line>
          <draw:polygon draw:style-name="gr3" draw:text-style-name="P2" draw:layer="layout" svg:width="0.11cm" svg:height="0.109cm" svg:x="4.018cm" svg:y="1.303cm" svg:viewBox="0 0 111 110" draw:points="56,110 63,110 70,107 73,107 87,100 97,90 100,83 104,80 111,66 111,42 107,39 100,25 87,11 73,3 70,3 63,0 49,0 46,3 38,3 31,7 28,11 21,15 10,25 4,39 4,49 0,56 4,63 4,73 7,80 10,83 14,90 21,97 28,100 31,104 38,107 46,107 49,110">
            <text:p/>
          </draw:polygon>
          <draw:line draw:style-name="gr2" draw:text-style-name="P1" draw:layer="layout" svg:x1="4.329cm" svg:y1="2.765cm" svg:x2="4.329cm" svg:y2="1.549cm">
            <text:p/>
          </draw:line>
          <draw:polygon draw:style-name="gr3" draw:text-style-name="P2" draw:layer="layout" svg:width="0.109cm" svg:height="0.109cm" svg:x="4.275cm" svg:y="1.495cm" svg:viewBox="0 0 110 110" draw:points="54,110 61,110 68,107 72,107 85,100 99,86 106,72 110,69 110,45 102,30 99,27 96,20 85,10 72,3 68,3 61,0 48,0 44,3 37,3 31,6 27,10 20,13 13,20 10,27 7,30 3,38 3,48 0,55 3,62 3,72 10,86 20,96 27,100 31,103 37,107 44,107 48,110">
            <text:p/>
          </draw:polygon>
          <draw:line draw:style-name="gr2" draw:text-style-name="P1" draw:layer="layout" svg:x1="4.586cm" svg:y1="2.765cm" svg:x2="4.586cm" svg:y2="1.228cm">
            <text:p/>
          </draw:line>
          <draw:polygon draw:style-name="gr3" draw:text-style-name="P2" draw:layer="layout" svg:width="0.11cm" svg:height="0.106cm" svg:x="4.531cm" svg:y="1.176cm" svg:viewBox="0 0 111 107" draw:points="55,107 69,107 73,104 80,104 87,100 94,93 97,86 101,82 104,76 107,72 111,65 111,41 107,35 104,31 101,24 97,21 94,14 87,7 80,4 73,4 69,0 45,0 38,4 31,4 28,7 21,11 17,14 14,21 11,24 7,31 4,35 4,48 0,52 4,59 4,72 7,76 11,82 14,86 17,93 21,96 28,100 31,104 38,104 45,107">
            <text:p/>
          </draw:polygon>
          <draw:polyline draw:style-name="gr2" draw:text-style-name="P1" draw:layer="layout" svg:width="0cm" svg:height="1.023cm" svg:x="4.843cm" svg:y="1.741cm" svg:viewBox="0 0 0 1024" draw:points="0,768 0,1024 0,0">
            <text:p/>
          </draw:polyline>
          <draw:polygon draw:style-name="gr3" draw:text-style-name="P2" draw:layer="layout" svg:width="0.109cm" svg:height="0.107cm" svg:x="4.788cm" svg:y="1.689cm" svg:viewBox="0 0 110 108" draw:points="56,108 69,108 73,104 80,104 86,101 90,97 93,94 97,87 100,84 104,77 107,73 110,67 110,43 107,36 104,32 100,25 97,22 93,15 90,11 86,7 80,4 73,4 69,0 45,0 39,4 31,4 27,7 20,11 17,15 14,22 10,25 7,32 3,36 3,49 0,53 3,60 3,73 7,77 10,84 14,87 17,94 20,97 27,101 31,104 39,104 45,108">
            <text:p/>
          </draw:polygon>
          <draw:line draw:style-name="gr2" draw:text-style-name="P1" draw:layer="layout" svg:x1="5.099cm" svg:y1="2.765cm" svg:x2="5.099cm" svg:y2="2.509cm">
            <text:p/>
          </draw:line>
          <draw:polygon draw:style-name="gr3" draw:text-style-name="P2" draw:layer="layout" svg:width="0.11cm" svg:height="0.107cm" svg:x="5.044cm" svg:y="2.457cm" svg:viewBox="0 0 111 108" draw:points="55,108 69,108 72,104 79,104 86,101 93,94 96,86 100,83 104,76 108,72 111,65 111,42 108,35 104,31 100,24 96,21 93,14 86,7 79,4 72,4 69,0 45,0 38,4 31,4 28,7 21,11 18,14 14,21 11,24 7,31 4,35 4,48 0,52 4,59 4,72 7,76 11,83 14,86 18,94 21,97 28,101 31,104 38,104 45,108">
            <text:p/>
          </draw:polygon>
          <draw:line draw:style-name="gr2" draw:text-style-name="P1" draw:layer="layout" svg:x1="5.356cm" svg:y1="2.765cm" svg:x2="5.356cm" svg:y2="2.639cm">
            <text:p/>
          </draw:line>
          <draw:polygon draw:style-name="gr3" draw:text-style-name="P2" draw:layer="layout" svg:width="0.11cm" svg:height="0.11cm" svg:x="5.301cm" svg:y="2.584cm" svg:viewBox="0 0 111 111" draw:points="55,111 62,111 69,107 73,107 87,100 97,90 100,83 104,80 111,66 111,42 107,39 100,24 87,10 73,3 69,3 62,0 48,0 44,3 38,3 31,7 27,10 21,14 17,17 10,24 3,39 3,49 0,56 3,63 3,73 7,80 10,83 14,90 21,97 27,100 31,104 38,107 44,107 48,111">
            <text:p/>
          </draw:polygon>
          <draw:path draw:style-name="gr3" draw:text-style-name="P2" draw:layer="layout" svg:width="0.162cm" svg:height="0.155cm" svg:x="0.695cm" svg:y="2.431cm" svg:viewBox="0 0 163 156" svg:d="M71 0c5 6 10 12 12 18 2 4 5 14 10 32l15-23c4-5 8-10 14-15s12-8 16-10c3-1 6-2 9-2 5 0 8 1 11 4s5 6 5 9c0 5-1 7-3 9-3 3-7 4-11 4-2 0-5 0-7-1-6-2-9-3-12-3s-6 2-10 5c-7 6-15 18-25 34l14 58c2 9 4 14 6 16 1 1 3 2 4 2 3 0 5-1 8-4 8-5 13-11 17-20l6 3c-7 13-16 24-28 33-6 5-11 7-15 7-6 0-11-3-15-10-3-5-7-23-15-57-17 31-31 50-41 59-7 5-14 8-20 8-4 0-8-2-12-5-3-2-4-6-4-10 0-3 1-6 3-9 3-2 6-4 9-4 4 0 8 2 12 6 3 2 5 4 6 4 2 0 3-1 6-3 5-4 12-13 21-27s15-24 17-30c-6-27-10-43-11-44-2-7-5-13-9-16-5-3-11-4-18-4-3 0-6 0-9 0v-6z">
            <text:p/>
          </draw:path>
          <draw:path draw:style-name="gr3" draw:text-style-name="P2" draw:layer="layout" svg:width="0.092cm" svg:height="0.31cm" svg:x="0.885cm" svg:y="2.345cm" svg:viewBox="0 0 93 311" svg:d="M93 305v6c-16-8-31-18-42-30-17-16-29-35-38-57s-13-44-13-69c0-34 9-66 26-94 17-29 40-49 67-61v7c-13 7-25 18-34 31-8 13-16 30-20 50-5 20-7 41-7 63 0 24 2 46 6 66 3 15 6 27 11 36 4 10 10 19 17 27 7 9 16 17 27 25z">
            <text:p/>
          </draw:path>
          <draw:path draw:style-name="gr3" draw:text-style-name="P2" draw:layer="layout" svg:width="0.092cm" svg:height="0.31cm" svg:x="1.168cm" svg:y="2.345cm" svg:viewBox="0 0 93 311" svg:d="M0 7v-7c17 8 31 18 43 29 16 16 28 35 37 57s13 45 13 69c0 35-9 67-26 95-17 29-40 49-67 61v-6c13-8 25-18 34-31s16-30 20-50c5-20 7-41 7-64 0-24-2-46-6-65-3-16-6-28-10-37s-11-18-18-27c-7-8-16-16-27-24z">
            <text:p/>
          </draw:path>
          <draw:path draw:style-name="gr3" draw:text-style-name="P2" draw:layer="layout" svg:width="0.147cm" svg:height="0.235cm" svg:x="1.006cm" svg:y="2.351cm" svg:viewBox="0 0 148 236" svg:d="M0 120c0-26 4-48 12-66 8-19 18-33 31-42 10-7 21-12 31-12 18 0 33 10 48 28 17 22 26 51 26 89 0 26-4 48-11 67-8 18-19 31-30 40-12 8-23 12-34 12-22 0-40-13-54-38-12-22-19-47-19-78zM33 124c0 32 4 57 12 77 6 16 16 24 28 24 6 0 12-2 19-8 6-5 11-14 14-27 5-19 8-46 8-81 0-25-3-47-8-64-4-13-9-22-15-27-5-4-10-6-17-6s-14 3-20 10c-8 9-13 24-16 44s-5 39-5 58z">
            <text:p/>
          </draw:path>
          <draw:path draw:style-name="gr3" draw:text-style-name="P2" draw:layer="layout" svg:width="0.161cm" svg:height="0.155cm" svg:x="0.466cm" svg:y="0.964cm" svg:viewBox="0 0 162 156" svg:d="M72 0c5 5 9 11 12 17 2 4 5 14 10 32l15-23c3-5 8-10 14-15 5-5 10-8 15-10 2-1 5-1 9-1s8 1 11 3c3 3 4 6 4 10s0 7-2 8c-3 3-7 5-11 5-2 0-5-1-8-2-5-2-8-3-10-3-3 0-6 2-10 5-7 6-15 17-25 34l14 57c2 10 4 15 6 17 1 2 2 2 4 2s5-1 8-3c6-5 12-13 16-21l6 3c-7 14-16 25-27 33-6 5-11 8-15 8-7 0-12-4-15-11-3-4-7-24-15-57-17 30-31 50-42 59-7 6-14 9-20 9-5 0-9-2-12-5s-4-6-4-10 1-7 3-9c3-3 6-4 9-4 4 0 8 2 12 5 2 3 5 4 6 4 2 0 3-1 5-3 7-4 14-14 23-28s14-24 17-30c-7-27-10-41-11-43-2-7-6-12-10-15s-10-5-19-5c-2 0-5 0-8 1v-7z">
            <text:p/>
          </draw:path>
          <draw:path draw:style-name="gr3" draw:text-style-name="P2" draw:layer="layout" svg:width="0.092cm" svg:height="0.311cm" svg:x="0.658cm" svg:y="0.877cm" svg:viewBox="0 0 93 312" svg:d="M93 305v7c-18-9-32-19-43-30-16-16-29-35-37-57-9-22-13-45-13-68 0-35 8-66 25-96 17-28 39-49 68-61v7c-15 8-26 18-35 31s-15 30-20 51c-4 20-6 41-6 63 0 24 2 45 5 65 3 15 7 28 11 37s9 18 16 27c7 8 17 16 29 24z">
            <text:p/>
          </draw:path>
          <draw:path draw:style-name="gr3" draw:text-style-name="P2" draw:layer="layout" svg:width="0.093cm" svg:height="0.311cm" svg:x="0.897cm" svg:y="0.877cm" svg:viewBox="0 0 94 312" svg:d="M0 7v-7c17 8 31 18 44 30 16 16 28 35 37 58 8 22 13 44 13 68 0 35-9 66-26 95-17 28-40 48-68 61v-7c14-8 25-18 35-31 9-13 16-30 20-50s7-41 7-63c0-24-2-45-6-65-3-16-6-28-10-38-5-9-10-18-18-26-7-9-16-17-28-25z">
            <text:p/>
          </draw:path>
          <draw:path draw:style-name="gr3" draw:text-style-name="P2" draw:layer="layout" svg:width="0.09cm" svg:height="0.231cm" svg:x="0.784cm" svg:y="0.884cm" svg:viewBox="0 0 91 232" svg:d="M0 26l56-26h6v192c0 13 1 20 2 24 1 3 3 5 6 7 4 1 10 2 21 3v6h-87v-6c11-1 18-2 21-3 3-2 6-4 7-7 2-2 2-11 2-24v-124c0-16 0-27-1-31s-4-7-6-8c-2-2-4-3-7-3-4 0-10 2-17 5z">
            <text:p/>
          </draw:path>
          <draw:path draw:style-name="gr3" draw:text-style-name="P2" draw:layer="layout" svg:width="0.084cm" svg:height="0.285cm" svg:x="4.245cm" svg:y="3.175cm" svg:viewBox="0 0 85 286" svg:d="M85 280v6c-15-8-28-17-38-27-15-15-26-33-34-53s-13-41-13-62c0-33 9-62 24-88 16-26 36-45 61-56v7c-12 7-22 16-31 28-8 12-14 27-18 46-4 18-6 39-6 59 0 21 2 41 5 59 3 14 6 25 10 34 4 8 9 17 15 24 7 8 15 16 25 23z">
            <text:p/>
          </draw:path>
          <draw:path draw:style-name="gr3" draw:text-style-name="P2" draw:layer="layout" svg:width="0.085cm" svg:height="0.285cm" svg:x="4.61cm" svg:y="3.175cm" svg:viewBox="0 0 86 286" svg:d="M0 7v-7c16 8 29 17 39 27 14 15 27 33 35 53s12 42 12 63c0 32-8 61-24 87s-37 45-62 56v-6c13-7 23-17 31-29s14-27 18-45c4-19 6-38 6-58 0-22-1-43-5-61-2-14-6-25-9-33-4-9-9-17-16-25-6-8-15-15-25-22z">
            <text:p/>
          </draw:path>
          <draw:path draw:style-name="gr3" draw:text-style-name="P2" draw:layer="layout" svg:width="0.085cm" svg:height="0.285cm" svg:x="5.192cm" svg:y="3.175cm" svg:viewBox="0 0 86 286" svg:d="M86 280v6c-15-8-29-17-40-27-14-15-26-33-34-53s-12-41-12-62c0-33 8-62 24-88s36-45 62-56v7c-13 7-23 16-32 28-8 12-14 27-18 46-4 18-6 39-6 59 0 21 2 41 5 59 3 14 6 25 10 34 3 8 9 17 15 24 7 8 16 16 26 23z">
            <text:p/>
          </draw:path>
          <draw:path draw:style-name="gr3" draw:text-style-name="P2" draw:layer="layout" svg:width="0.134cm" svg:height="0.216cm" svg:x="5.299cm" svg:y="3.181cm" svg:viewBox="0 0 135 217" svg:d="M0 110c0-24 3-45 10-62s17-30 29-38c9-7 18-10 28-10 16 0 30 8 43 24 17 21 25 48 25 83 0 24-4 45-11 62-8 16-16 29-27 36-11 8-21 12-31 12-20 0-37-12-50-35-11-20-16-44-16-72zM30 114c0 29 3 52 10 70 6 15 15 23 26 23 6 0 11-3 17-8s11-13 14-24c4-18 7-43 7-76 0-23-3-43-8-59-3-12-8-20-14-25-4-3-9-5-15-5-7 0-13 3-18 10-8 8-13 21-15 39-3 19-4 36-4 55z">
            <text:p/>
          </draw:path>
          <draw:path draw:style-name="gr3" draw:text-style-name="P2" draw:layer="layout" svg:width="0.084cm" svg:height="0.285cm" svg:x="5.452cm" svg:y="3.175cm" svg:viewBox="0 0 85 286" svg:d="M0 7v-7c15 8 28 17 38 27 15 15 27 33 35 53s12 42 12 63c0 32-8 61-23 87-17 26-37 45-62 56v-6c12-7 23-17 31-29s14-27 18-45c4-19 7-38 7-58 0-22-3-43-6-61-3-14-6-25-10-33-4-9-9-17-15-25-7-8-15-15-25-22z">
            <text:p/>
          </draw:path>
          <draw:path draw:style-name="gr3" draw:text-style-name="P2" draw:layer="layout" svg:width="0.148cm" svg:height="0.142cm" svg:x="4.074cm" svg:y="3.255cm" svg:viewBox="0 0 149 143" svg:d="M65 0c5 5 9 10 11 15 2 4 5 14 9 29l14-20c4-5 9-9 14-14 5-4 10-7 14-9 2-1 5-1 8-1 4 0 8 1 10 3 3 2 4 5 4 9 0 3-1 6-2 8-3 2-6 3-10 3-2 0-4 0-7-1-5-2-8-2-10-2s-5 1-9 4c-6 5-15 15-23 31l13 53c2 8 4 13 5 15 2 1 3 2 4 2 2 0 5-1 8-3 6-5 11-11 15-20l5 3c-7 13-15 23-25 31-5 4-10 7-15 7-6 0-10-4-14-10-2-4-6-21-13-53-16 29-29 47-38 55-6 5-12 8-18 8-4 0-8-2-11-5-3-2-4-5-4-9 0-3 1-6 3-8 3-3 5-4 9-4 3 0 6 2 10 5 3 2 5 4 6 4s3-1 5-3c4-4 11-12 19-26 8-12 14-22 16-27-6-25-9-38-10-40-2-6-5-11-9-14s-9-4-16-4c-3 0-5 0-8 0v-5z">
            <text:p/>
          </draw:path>
          <draw:path draw:style-name="gr3" draw:text-style-name="P2" draw:layer="layout" svg:width="0.248cm" svg:height="0.213cm" svg:x="4.349cm" svg:y="3.185cm" svg:viewBox="0 0 249 214" svg:d="M101 0l63 162 34-121c3-10 5-17 5-23 0-4-2-7-4-9-3-2-8-3-15-3-1 0-3 0-4 0l2-6h67l-2 6c-7 0-12 0-16 2-5 2-8 5-10 8-4 5-7 13-10 25l-50 173h-4l-69-176-37 130c-3 10-4 17-4 23 0 3 1 6 4 8 2 2 8 4 18 4l-2 6h-67l2-6c9 0 14 0 17-2 4-1 7-3 9-6 3-4 6-12 11-24l43-148c-4-6-9-11-13-13-5-2-12-4-21-4l1-6z">
            <text:p/>
          </draw:path>
          <draw:path draw:style-name="gr3" draw:text-style-name="P2" draw:layer="layout" svg:width="0.148cm" svg:height="0.142cm" svg:x="5.022cm" svg:y="3.255cm" svg:viewBox="0 0 149 143" svg:d="M66 0c5 5 9 10 11 15 2 4 5 14 9 29l13-20c4-5 8-9 14-14 5-4 9-7 13-9 3-1 5-1 8-1 5 0 8 1 11 3s4 5 4 9c0 3-1 6-3 8s-6 3-9 3-5 0-7-1c-5-2-8-2-10-2-3 0-6 1-9 4-6 5-14 15-23 31l13 53c2 8 3 13 5 15 1 1 3 2 4 2 2 0 5-1 8-3 5-5 10-11 14-20l6 3c-7 13-15 23-25 31-6 4-11 7-14 7-6 0-11-4-14-10-2-4-7-21-13-53-16 29-29 47-40 55-6 5-12 8-18 8-4 0-7-2-11-5-2-2-3-5-3-9 0-3 1-6 3-8 2-3 5-4 8-4s7 2 10 5c3 2 5 4 7 4 1 0 2-1 4-3 5-4 13-12 21-26 8-12 13-22 16-27-6-25-10-38-10-40-2-6-5-11-9-14s-9-4-18-4c-2 0-5 0-8 0v-5z">
            <text:p/>
          </draw:path>
          <draw:path draw:style-name="gr3" draw:text-style-name="P2" draw:layer="layout" svg:width="0.161cm" svg:height="0.072cm" svg:x="4.783cm" svg:y="3.277cm" svg:viewBox="0 0 162 73" svg:d="M0 0h162v15h-162zM0 58h162v15h-162z">
            <text:p/>
          </draw:path>
          <draw:line draw:style-name="gr4" draw:text-style-name="P1" draw:layer="layout" svg:x1="3.947cm" svg:y1="3.324cm" svg:x2="3.382cm" svg:y2="2.875cm">
            <text:p/>
          </draw:line>
          <draw:polygon draw:style-name="gr3" draw:text-style-name="P2" draw:layer="layout" svg:width="0.127cm" svg:height="0.116cm" svg:x="3.303cm" svg:y="2.81cm" svg:viewBox="0 0 128 117" draw:points="55,117 0,0 128,27">
            <text:p/>
          </draw:polygon>
          <draw:line draw:style-name="gr2" draw:text-style-name="P1" draw:layer="layout" svg:x1="0.738cm" svg:y1="1.272cm" svg:x2="1.265cm" svg:y2="1.482cm">
            <text:p/>
          </draw:line>
          <draw:polygon draw:style-name="gr3" draw:text-style-name="P2" draw:layer="layout" svg:width="0.161cm" svg:height="0.133cm" svg:x="1.22cm" svg:y="1.409cm" svg:viewBox="0 0 162 134" draw:points="52,0 162,121 0,134">
            <text:p/>
          </draw:polygon>
          <draw:path draw:style-name="gr3" draw:text-style-name="P2" draw:layer="layout" svg:width="0.084cm" svg:height="0.284cm" svg:x="2.562cm" svg:y="0.314cm" svg:viewBox="0 0 85 285" svg:d="M85 279v6c-15-7-28-17-38-27-15-15-26-32-34-52-9-20-13-41-13-63 0-33 9-61 24-87 16-27 36-45 61-56v6c-12 7-22 17-31 29-8 12-14 27-18 45-4 19-6 38-6 59 0 22 2 42 5 60 3 14 6 25 10 33 4 9 9 17 15 25 7 8 15 15 25 22z">
            <text:p/>
          </draw:path>
          <draw:path draw:style-name="gr3" draw:text-style-name="P2" draw:layer="layout" svg:width="0.082cm" svg:height="0.212cm" svg:x="3.215cm" svg:y="0.32cm" svg:viewBox="0 0 83 213" svg:d="M0 24l50-24h6v176c0 12 0 19 1 22s3 5 6 6c4 2 10 3 20 3v6h-79v-6c9 0 16-1 19-3 2-1 4-3 5-6 2-2 2-10 2-22v-113c0-16 0-25-1-30-1-3-2-5-4-7-2-1-4-2-7-2-4 0-9 2-16 5z">
            <text:p/>
          </draw:path>
          <draw:path draw:style-name="gr3" draw:text-style-name="P2" draw:layer="layout" svg:width="0.085cm" svg:height="0.284cm" svg:x="3.317cm" svg:y="0.314cm" svg:viewBox="0 0 86 285" svg:d="M0 6v-6c17 7 29 16 40 27 14 15 26 32 34 52s12 41 12 64c0 31-8 60-24 86-15 26-36 45-62 56v-6c14-7 24-16 32-28s14-27 18-46c4-18 6-38 6-58 0-22-2-42-5-60-2-14-6-25-10-34-3-8-8-16-15-24-6-8-15-16-26-23z">
            <text:p/>
          </draw:path>
          <draw:path draw:style-name="gr3" draw:text-style-name="P2" draw:layer="layout" svg:width="0.085cm" svg:height="0.284cm" svg:x="3.901cm" svg:y="0.314cm" svg:viewBox="0 0 86 285" svg:d="M86 279v6c-16-7-29-17-39-27-15-15-26-32-34-52-9-20-13-41-13-63 0-33 8-61 25-87 15-27 36-45 61-56v6c-13 7-23 17-31 29s-14 27-18 45c-4 19-6 38-6 59 0 22 1 42 5 60 2 14 6 25 9 33 4 9 9 17 16 25 6 8 14 15 25 22z">
            <text:p/>
          </draw:path>
          <draw:path draw:style-name="gr3" draw:text-style-name="P2" draw:layer="layout" svg:width="0.082cm" svg:height="0.212cm" svg:x="4.002cm" svg:y="0.32cm" svg:viewBox="0 0 83 213" svg:d="M0 24l51-24h5v176c0 12 1 19 2 22s3 5 6 6c3 2 9 3 19 3v6h-80v-6c10 0 17-1 20-3 3-1 5-3 6-6 1-2 2-10 2-22v-113c0-16-1-25-2-30 0-3-2-5-3-7-2-1-5-2-7-2-5 0-10 2-17 5z">
            <text:p/>
          </draw:path>
          <draw:path draw:style-name="gr3" draw:text-style-name="P2" draw:layer="layout" svg:width="0.085cm" svg:height="0.284cm" svg:x="4.105cm" svg:y="0.314cm" svg:viewBox="0 0 86 285" svg:d="M0 6v-6c16 7 29 16 39 27 15 15 27 32 35 52s12 41 12 64c0 31-8 60-23 86-17 26-37 45-63 56v-6c13-7 23-16 32-28 8-12 14-27 18-46 4-18 6-38 6-58 0-22-2-42-5-60-3-14-6-25-10-34-4-8-9-16-15-24-7-8-15-16-26-23z">
            <text:p/>
          </draw:path>
          <draw:path draw:style-name="gr3" draw:text-style-name="P2" draw:layer="layout" svg:width="0.148cm" svg:height="0.142cm" svg:x="2.391cm" svg:y="0.393cm" svg:viewBox="0 0 149 143" svg:d="M66 0c5 5 9 11 11 16 2 4 5 13 9 29l14-20c3-5 8-10 13-14 5-5 10-8 13-10 3-1 6-1 9-1 4 0 8 1 10 3 3 3 4 6 4 9 0 4-1 7-2 8-3 2-6 4-10 4-2 0-5-1-7-2-5-1-8-2-10-2s-5 1-9 4c-6 6-14 16-22 31l12 53c2 8 4 13 5 14 2 2 3 3 4 3 2 0 5-2 8-4 6-5 11-11 15-18l5 3c-7 11-15 21-25 30-5 5-10 7-14 7-6 0-10-3-14-9-2-4-6-23-13-53-16 28-29 45-38 54-6 5-12 8-18 8-4 0-8-1-12-4-3-3-4-6-4-10s1-7 3-9 6-3 9-3c4 0 7 1 11 4 2 3 5 4 6 4s3-1 5-2c4-4 11-13 19-25 8-13 14-22 16-28-6-25-9-38-10-39-2-7-5-12-9-14-4-3-9-5-16-5-3 0-5 1-8 1v-6z">
            <text:p/>
          </draw:path>
          <draw:path draw:style-name="gr3" draw:text-style-name="P2" draw:layer="layout" svg:width="0.247cm" svg:height="0.212cm" svg:x="2.668cm" svg:y="0.324cm" svg:viewBox="0 0 248 213" svg:d="M99 0l64 162 34-121c3-10 4-18 4-23 0-4-1-7-4-9-2-2-7-4-14-4-2 0-3 0-4 0l1-5h68l-2 5c-7 0-13 1-16 2-5 3-8 5-11 9-3 5-6 13-10 25l-49 172h-4l-69-176-37 130c-3 10-4 18-4 23 0 4 1 7 3 9 3 2 9 3 18 4l-1 6h-66l2-6c8 0 14-1 16-2 5-2 8-4 10-7 3-4 6-12 10-23l42-149c-4-6-8-10-13-13-4-2-11-3-21-4l2-5z">
            <text:p/>
          </draw:path>
          <draw:path draw:style-name="gr3" draw:text-style-name="P2" draw:layer="layout" svg:width="0.148cm" svg:height="0.142cm" svg:x="3.73cm" svg:y="0.393cm" svg:viewBox="0 0 149 143" svg:d="M65 0c5 5 9 11 12 16 1 4 4 13 8 29l14-20c4-5 8-10 13-14 5-5 10-8 14-10 2-1 5-1 8-1 4 0 8 1 11 3 2 3 4 6 4 9 0 4 0 7-3 8-3 2-6 4-10 4-2 0-4-1-7-2-5-1-8-2-10-2s-5 1-8 4c-7 6-14 16-23 31l12 53c2 8 4 13 5 14 2 2 3 3 5 3s4-2 7-4c6-5 11-11 15-18l5 3c-6 11-15 21-24 30-6 5-11 7-15 7-6 0-10-3-14-9-2-4-6-23-13-53-16 28-28 45-38 54-6 5-12 8-18 8-4 0-8-1-11-4s-4-6-4-10 1-7 4-9c2-2 4-3 8-3 3 0 6 1 10 4 3 3 5 4 6 4s3-1 5-2c5-4 11-13 19-25 9-13 14-22 17-28-7-25-10-38-11-39-2-7-5-12-9-14-3-3-9-5-16-5-2 0-5 1-8 1v-6z">
            <text:p/>
          </draw:path>
          <draw:polygon draw:style-name="gr3" draw:text-style-name="P2" draw:layer="layout" svg:width="0.16cm" svg:height="0.161cm" svg:x="2.982cm" svg:y="0.371cm" svg:viewBox="0 0 161 162" draw:points="74,0 89,0 89,73 161,73 161,89 89,89 89,162 74,162 74,89 0,89 0,73 74,73">
            <text:p/>
          </draw:polygon>
          <draw:path draw:style-name="gr3" draw:text-style-name="P2" draw:layer="layout" svg:width="0.161cm" svg:height="0.073cm" svg:x="3.49cm" svg:y="0.415cm" svg:viewBox="0 0 162 74" svg:d="M0 0h162v16h-162zM0 59h162v15h-162z">
            <text:p/>
          </draw:path>
          <draw:line draw:style-name="gr4" draw:text-style-name="P1" draw:layer="layout" svg:x1="3.047cm" svg:y1="0.759cm" svg:x2="3.39cm" svg:y2="1.437cm">
            <text:p/>
          </draw:line>
          <draw:polygon draw:style-name="gr3" draw:text-style-name="P2" draw:layer="layout" svg:width="0.106cm" svg:height="0.13cm" svg:x="3.327cm" svg:y="1.399cm" svg:viewBox="0 0 107 131" draw:points="107,0 107,131 0,51">
            <text:p/>
          </draw:polygon>
          <draw:line draw:style-name="gr2" draw:text-style-name="P1" draw:layer="layout" svg:x1="5.356cm" svg:y1="2.736cm" svg:x2="5.36cm" svg:y2="2.714cm">
            <text:p/>
          </draw:line>
          <draw:line draw:style-name="gr2" draw:text-style-name="P1" draw:layer="layout" svg:x1="5.373cm" svg:y1="2.612cm" svg:x2="5.377cm" svg:y2="2.591cm">
            <text:p/>
          </draw:line>
          <draw:line draw:style-name="gr2" draw:text-style-name="P1" draw:layer="layout" svg:x1="5.39cm" svg:y1="2.488cm" svg:x2="5.39cm" svg:y2="2.468cm">
            <text:p/>
          </draw:line>
          <draw:line draw:style-name="gr2" draw:text-style-name="P1" draw:layer="layout" svg:x1="5.407cm" svg:y1="2.366cm" svg:x2="5.412cm" svg:y2="2.345cm">
            <text:p/>
          </draw:line>
          <draw:line draw:style-name="gr2" draw:text-style-name="P1" draw:layer="layout" svg:x1="5.424cm" svg:y1="2.243cm" svg:x2="5.429cm" svg:y2="2.221cm">
            <text:p/>
          </draw:line>
          <draw:line draw:style-name="gr2" draw:text-style-name="P1" draw:layer="layout" svg:x1="5.424cm" svg:y1="2.243cm" svg:x2="5.429cm" svg:y2="2.221cm">
            <text:p/>
          </draw:line>
          <draw:line draw:style-name="gr2" draw:text-style-name="P1" draw:layer="layout" svg:x1="5.441cm" svg:y1="2.12cm" svg:x2="5.447cm" svg:y2="2.098cm">
            <text:p/>
          </draw:line>
          <draw:line draw:style-name="gr2" draw:text-style-name="P1" draw:layer="layout" svg:x1="5.458cm" svg:y1="1.998cm" svg:x2="5.463cm" svg:y2="1.977cm">
            <text:p/>
          </draw:line>
          <draw:line draw:style-name="gr2" draw:text-style-name="P1" draw:layer="layout" svg:x1="5.486cm" svg:y1="1.88cm" svg:x2="5.494cm" svg:y2="1.857cm">
            <text:p/>
          </draw:line>
          <draw:line draw:style-name="gr2" draw:text-style-name="P1" draw:layer="layout" svg:x1="5.52cm" svg:y1="1.76cm" svg:x2="5.524cm" svg:y2="1.737cm">
            <text:p/>
          </draw:line>
          <draw:line draw:style-name="gr2" draw:text-style-name="P1" draw:layer="layout" svg:x1="5.551cm" svg:y1="1.639cm" svg:x2="5.559cm" svg:y2="1.618cm">
            <text:p/>
          </draw:line>
          <draw:line draw:style-name="gr2" draw:text-style-name="P1" draw:layer="layout" svg:x1="5.588cm" svg:y1="1.523cm" svg:x2="5.596cm" svg:y2="1.501cm">
            <text:p/>
          </draw:line>
          <draw:polyline draw:style-name="gr2" draw:text-style-name="P1" draw:layer="layout" svg:width="0.007cm" svg:height="0.021cm" svg:x="5.629cm" svg:y="1.385cm" svg:viewBox="0 0 8 22" draw:points="0,22 8,3 8,0">
            <text:p/>
          </draw:polyline>
          <draw:line draw:style-name="gr2" draw:text-style-name="P1" draw:layer="layout" svg:x1="5.677cm" svg:y1="1.29cm" svg:x2="5.685cm" svg:y2="1.269cm">
            <text:p/>
          </draw:line>
          <draw:line draw:style-name="gr2" draw:text-style-name="P1" draw:layer="layout" svg:x1="5.725cm" svg:y1="1.174cm" svg:x2="5.733cm" svg:y2="1.152cm">
            <text:p/>
          </draw:line>
          <draw:line draw:style-name="gr2" draw:text-style-name="P1" draw:layer="layout" svg:x1="5.78cm" svg:y1="1.061cm" svg:x2="5.791cm" svg:y2="1.043cm">
            <text:p/>
          </draw:line>
          <draw:polyline draw:style-name="gr2" draw:text-style-name="P1" draw:layer="layout" svg:width="0.01cm" svg:height="0.017cm" svg:x="5.838cm" svg:y="0.937cm" svg:viewBox="0 0 11 18" draw:points="0,18 8,3 11,0">
            <text:p/>
          </draw:polyline>
          <draw:line draw:style-name="gr2" draw:text-style-name="P1" draw:layer="layout" svg:x1="5.924cm" svg:y1="0.882cm" svg:x2="5.938cm" svg:y2="0.897cm">
            <text:p/>
          </draw:line>
          <draw:line draw:style-name="gr2" draw:text-style-name="P1" draw:layer="layout" svg:x1="6.002cm" svg:y1="0.975cm" svg:x2="6.015cm" svg:y2="0.993cm">
            <text:p/>
          </draw:line>
          <draw:line draw:style-name="gr2" draw:text-style-name="P1" draw:layer="layout" svg:x1="6.06cm" svg:y1="1.081cm" svg:x2="6.065cm" svg:y2="1.102cm">
            <text:p/>
          </draw:line>
          <draw:line draw:style-name="gr2" draw:text-style-name="P1" draw:layer="layout" svg:x1="6.091cm" svg:y1="1.2cm" svg:x2="6.099cm" svg:y2="1.222cm">
            <text:p/>
          </draw:line>
          <draw:polyline draw:style-name="gr2" draw:text-style-name="P1" draw:layer="layout" svg:width="0.017cm" svg:height="0.021cm" svg:x="6.122cm" svg:y="1.32cm" svg:viewBox="0 0 18 22" draw:points="0,0 3,7 18,22">
            <text:p/>
          </draw:polyline>
          <draw:line draw:style-name="gr2" draw:text-style-name="P1" draw:layer="layout" svg:x1="6.208cm" svg:y1="1.419cm" svg:x2="6.222cm" svg:y2="1.434cm">
            <text:p/>
          </draw:line>
          <draw:line draw:style-name="gr2" draw:text-style-name="P1" draw:layer="layout" svg:x1="6.303cm" svg:y1="1.491cm" svg:x2="6.321cm" svg:y2="1.502cm">
            <text:p/>
          </draw:line>
          <draw:line draw:style-name="gr2" draw:text-style-name="P1" draw:layer="layout" svg:x1="6.409cm" svg:y1="1.489cm" svg:x2="6.428cm" svg:y2="1.477cm">
            <text:p/>
          </draw:line>
          <draw:line draw:style-name="gr2" draw:text-style-name="P1" draw:layer="layout" svg:x1="6.491cm" svg:y1="1.403cm" svg:x2="6.499cm" svg:y2="1.385cm">
            <text:p/>
          </draw:line>
          <draw:line draw:style-name="gr2" draw:text-style-name="P1" draw:layer="layout" svg:x1="6.539cm" svg:y1="1.294cm" svg:x2="6.551cm" svg:y2="1.276cm">
            <text:p/>
          </draw:line>
          <draw:line draw:style-name="gr2" draw:text-style-name="P1" draw:layer="layout" svg:x1="6.594cm" svg:y1="1.184cm" svg:x2="6.61cm" svg:y2="1.166cm">
            <text:p/>
          </draw:line>
          <draw:line draw:style-name="gr2" draw:text-style-name="P1" draw:layer="layout" svg:x1="6.639cm" svg:y1="1.132cm" svg:x2="6.659cm" svg:y2="1.132cm">
            <text:p/>
          </draw:line>
          <draw:line draw:style-name="gr2" draw:text-style-name="P1" draw:layer="layout" svg:x1="6.731cm" svg:y1="1.197cm" svg:x2="6.739cm" svg:y2="1.218cm">
            <text:p/>
          </draw:line>
          <draw:polyline draw:style-name="gr2" draw:text-style-name="P1" draw:layer="layout" svg:width="0.007cm" svg:height="0.021cm" svg:x="6.772cm" svg:y="1.313cm" svg:viewBox="0 0 8 22" draw:points="0,0 4,15 8,22">
            <text:p/>
          </draw:polyline>
          <draw:line draw:style-name="gr2" draw:text-style-name="P1" draw:layer="layout" svg:x1="6.813cm" svg:y1="1.429cm" svg:x2="6.818cm" svg:y2="1.451cm">
            <text:p/>
          </draw:line>
          <draw:line draw:style-name="gr2" draw:text-style-name="P1" draw:layer="layout" svg:x1="6.851cm" svg:y1="1.546cm" svg:x2="6.859cm" svg:y2="1.567cm">
            <text:p/>
          </draw:line>
          <draw:line draw:style-name="gr2" draw:text-style-name="P1" draw:layer="layout" svg:x1="6.895cm" svg:y1="1.662cm" svg:x2="6.903cm" svg:y2="1.684cm">
            <text:p/>
          </draw:line>
          <draw:line draw:style-name="gr2" draw:text-style-name="P1" draw:layer="layout" svg:x1="6.926cm" svg:y1="1.782cm" svg:x2="6.93cm" svg:y2="1.803cm">
            <text:p/>
          </draw:line>
          <draw:line draw:style-name="gr2" draw:text-style-name="P1" draw:layer="layout" svg:x1="6.946cm" svg:y1="1.905cm" svg:x2="6.951cm" svg:y2="1.927cm">
            <text:p/>
          </draw:line>
          <draw:line draw:style-name="gr2" draw:text-style-name="P1" draw:layer="layout" svg:x1="6.977cm" svg:y1="2.023cm" svg:x2="6.985cm" svg:y2="2.045cm">
            <text:p/>
          </draw:line>
          <draw:line draw:style-name="gr2" draw:text-style-name="P1" draw:layer="layout" svg:x1="7.018cm" svg:y1="2.139cm" svg:x2="7.026cm" svg:y2="2.161cm">
            <text:p/>
          </draw:line>
          <draw:line draw:style-name="gr2" draw:text-style-name="P1" draw:layer="layout" svg:x1="7.059cm" svg:y1="2.256cm" svg:x2="7.067cm" svg:y2="2.277cm">
            <text:p/>
          </draw:line>
          <draw:line draw:style-name="gr2" draw:text-style-name="P1" draw:layer="layout" svg:x1="7.1cm" svg:y1="2.372cm" svg:x2="7.108cm" svg:y2="2.393cm">
            <text:p/>
          </draw:line>
          <draw:line draw:style-name="gr2" draw:text-style-name="P1" draw:layer="layout" svg:x1="7.145cm" svg:y1="2.488cm" svg:x2="7.156cm" svg:y2="2.506cm">
            <text:p/>
          </draw:line>
          <draw:line draw:style-name="gr2" draw:text-style-name="P1" draw:layer="layout" svg:x1="7.213cm" svg:y1="2.591cm" svg:x2="7.228cm" svg:y2="2.609cm">
            <text:p/>
          </draw:line>
          <draw:line draw:style-name="gr2" draw:text-style-name="P1" draw:layer="layout" svg:x1="7.213cm" svg:y1="2.591cm" svg:x2="7.228cm" svg:y2="2.609cm">
            <text:p/>
          </draw:line>
          <draw:polyline draw:style-name="gr2" draw:text-style-name="P1" draw:layer="layout" svg:width="0.017cm" svg:height="0.01cm" svg:x="7.313cm" svg:y="2.666cm" svg:viewBox="0 0 18 11" draw:points="0,0 7,4 18,11">
            <text:p/>
          </draw:polyline>
          <draw:line draw:style-name="gr2" draw:text-style-name="P1" draw:layer="layout" svg:x1="5.612cm" svg:y1="2.765cm" svg:x2="5.612cm" svg:y2="1.484cm">
            <text:p/>
          </draw:line>
          <draw:polygon draw:style-name="gr3" draw:text-style-name="P2" draw:layer="layout" svg:width="0.109cm" svg:height="0.106cm" svg:x="5.558cm" svg:y="1.433cm" svg:viewBox="0 0 110 107" draw:points="55,107 69,107 72,104 79,104 86,100 93,93 96,86 100,83 103,76 107,73 110,66 110,41 107,34 103,31 100,24 96,20 93,14 86,7 79,3 72,3 69,0 45,0 38,3 31,3 28,7 20,10 17,14 13,20 10,24 6,31 3,34 3,48 0,51 3,59 3,73 6,76 10,83 13,86 17,93 20,97 28,100 31,104 38,104 45,107">
            <text:p/>
          </draw:polygon>
          <draw:line draw:style-name="gr2" draw:text-style-name="P1" draw:layer="layout" svg:x1="5.869cm" svg:y1="2.765cm" svg:x2="5.869cm" svg:y2="0.971cm">
            <text:p/>
          </draw:line>
          <draw:polygon draw:style-name="gr3" draw:text-style-name="P2" draw:layer="layout" svg:width="0.11cm" svg:height="0.106cm" svg:x="5.814cm" svg:y="0.92cm" svg:viewBox="0 0 111 107" draw:points="55,107 69,107 72,103 79,103 86,100 93,93 97,86 100,83 104,76 107,73 111,66 111,42 107,34 104,31 100,24 97,20 93,13 86,7 79,3 72,3 69,0 45,0 38,3 31,3 28,7 21,10 17,13 14,20 10,24 7,31 4,34 4,49 0,52 4,59 4,73 7,76 10,83 14,86 17,93 21,97 28,100 31,103 38,103 45,107">
            <text:p/>
          </draw:polygon>
          <draw:line draw:style-name="gr2" draw:text-style-name="P1" draw:layer="layout" svg:x1="6.125cm" svg:y1="2.765cm" svg:x2="6.125cm" svg:y2="1.358cm">
            <text:p/>
          </draw:line>
          <draw:polygon draw:style-name="gr3" draw:text-style-name="P2" draw:layer="layout" svg:width="0.109cm" svg:height="0.109cm" svg:x="6.071cm" svg:y="1.303cm" svg:viewBox="0 0 110 110" draw:points="54,110 62,110 69,107 73,107 86,100 97,90 100,83 103,80 107,73 110,66 110,42 107,39 100,25 86,11 73,3 69,3 62,0 48,0 44,3 37,3 31,7 27,11 20,15 10,25 3,39 3,49 0,56 3,63 3,73 7,80 10,83 13,90 20,97 27,100 31,104 37,107 44,107 48,110">
            <text:p/>
          </draw:polygon>
          <draw:line draw:style-name="gr2" draw:text-style-name="P1" draw:layer="layout" svg:x1="6.382cm" svg:y1="2.765cm" svg:x2="6.382cm" svg:y2="1.484cm">
            <text:p/>
          </draw:line>
          <draw:polygon draw:style-name="gr3" draw:text-style-name="P2" draw:layer="layout" svg:width="0.11cm" svg:height="0.106cm" svg:x="6.327cm" svg:y="1.433cm" svg:viewBox="0 0 111 107" draw:points="56,107 70,107 73,104 80,104 87,100 94,93 97,86 101,83 104,76 107,73 111,66 111,41 107,34 104,31 101,24 97,20 94,14 87,7 80,3 73,3 70,0 46,0 39,3 32,3 29,7 22,10 17,14 14,20 11,24 7,31 4,34 4,48 0,51 4,59 4,73 7,76 11,83 14,86 17,93 22,97 29,100 32,104 39,104 46,107">
            <text:p/>
          </draw:polygon>
          <draw:line draw:style-name="gr2" draw:text-style-name="P1" draw:layer="layout" svg:x1="6.639cm" svg:y1="2.765cm" svg:x2="6.639cm" svg:y2="1.166cm">
            <text:p/>
          </draw:line>
          <draw:polygon draw:style-name="gr3" draw:text-style-name="P2" draw:layer="layout" svg:width="0.109cm" svg:height="0.106cm" svg:x="6.584cm" svg:y="1.111cm" svg:viewBox="0 0 110 107" draw:points="55,107 68,107 72,104 79,104 85,101 90,97 93,94 97,87 100,83 103,77 107,73 110,66 110,41 107,35 103,31 100,24 97,21 93,14 90,11 85,7 79,4 72,4 68,0 44,0 37,4 31,4 27,7 20,11 17,14 14,21 10,24 7,31 3,35 3,48 0,55 3,58 3,73 7,77 10,83 14,87 17,94 20,97 27,101 31,104 37,104 44,107">
            <text:p/>
          </draw:polygon>
          <draw:polyline draw:style-name="gr2" draw:text-style-name="P1" draw:layer="layout" svg:width="0cm" svg:height="1.023cm" svg:x="6.895cm" svg:y="1.741cm" svg:viewBox="0 0 0 1024" draw:points="0,768 0,1024 0,0">
            <text:p/>
          </draw:polyline>
          <draw:polygon draw:style-name="gr3" draw:text-style-name="P2" draw:layer="layout" svg:width="0.11cm" svg:height="0.107cm" svg:x="6.84cm" svg:y="1.689cm" svg:viewBox="0 0 111 108" draw:points="56,108 70,108 73,104 80,104 87,101 94,94 97,87 101,84 104,77 107,73 111,66 111,43 107,36 104,32 101,25 97,22 94,15 87,7 80,4 73,4 70,0 45,0 38,4 31,4 28,7 21,11 18,15 14,22 11,25 7,32 4,36 4,49 0,53 4,60 4,73 7,77 11,84 14,87 18,94 21,97 28,101 31,104 38,104 45,108">
            <text:p/>
          </draw:polygon>
          <draw:line draw:style-name="gr2" draw:text-style-name="P1" draw:layer="layout" svg:x1="7.152cm" svg:y1="2.765cm" svg:x2="7.152cm" svg:y2="2.509cm">
            <text:p/>
          </draw:line>
          <draw:polygon draw:style-name="gr3" draw:text-style-name="P2" draw:layer="layout" svg:width="0.109cm" svg:height="0.107cm" svg:x="7.097cm" svg:y="2.457cm" svg:viewBox="0 0 110 108" draw:points="56,108 69,108 73,104 80,104 86,101 93,94 97,86 100,83 104,76 107,72 110,65 110,42 107,35 104,31 100,24 97,21 93,14 86,7 80,4 73,4 69,0 45,0 39,4 32,4 28,7 21,11 18,14 15,21 10,24 7,31 3,35 3,48 0,52 3,59 3,72 7,76 10,83 15,86 18,94 21,97 28,101 32,104 39,104 45,108">
            <text:p/>
          </draw:polygon>
          <draw:line draw:style-name="gr2" draw:text-style-name="P1" draw:layer="layout" svg:x1="7.408cm" svg:y1="2.765cm" svg:x2="7.408cm" svg:y2="2.639cm">
            <text:p/>
          </draw:line>
          <draw:polygon draw:style-name="gr3" draw:text-style-name="P2" draw:layer="layout" svg:width="0.11cm" svg:height="0.109cm" svg:x="7.353cm" svg:y="2.584cm" svg:viewBox="0 0 111 110" draw:points="55,110 62,110 69,107 72,107 87,100 97,90 101,83 104,80 111,66 111,42 108,39 104,31 101,24 87,10 72,3 69,3 62,0 48,0 45,3 38,3 31,7 28,10 21,14 18,17 11,24 4,39 4,49 0,56 4,63 4,73 7,80 11,83 14,90 21,97 28,100 31,104 38,107 45,107 48,110">
            <text:p/>
          </draw:polygon>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9.1cm" fo:page-height="3.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0:47:05.042891240</meta:creation-date>
    <dc:date>2023-08-21T10:52:01.997359631</dc:date>
    <meta:editing-duration>PT4M56S</meta:editing-duration>
    <meta:editing-cycles>5</meta:editing-cycles>
    <meta:generator>LibreOffice/7.6.0.2$Linux_X86_64 LibreOffice_project/60$Build-2</meta:generator>
    <meta:document-statistic meta:object-count="354"/>
  </office:meta>
</office:document-meta>
</file>